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0056in" fo:margin-left="1.1208in" fo:margin-top="0in" fo:margin-bottom="0in" table:align="left" style:writing-mode="lr-tb"/>
    </style:style>
    <style:style style:name="Table1.A" style:family="table-column">
      <style:table-column-properties style:column-width="0.6347in"/>
    </style:style>
    <style:style style:name="Table1.B" style:family="table-column">
      <style:table-column-properties style:column-width="2.7972in"/>
    </style:style>
    <style:style style:name="Table1.C" style:family="table-column">
      <style:table-column-properties style:column-width="2.5736in"/>
    </style:style>
    <style:style style:name="Table1.1" style:family="table-row">
      <style:table-row-properties style:min-row-height="0.2646in" fo:keep-together="auto"/>
    </style:style>
    <style:style style:name="Table1.A1" style:family="table-cell">
      <style:table-cell-properties fo:padding-left="0in" fo:padding-right="0in" fo:padding-top="0.0076in" fo:padding-bottom="0in" fo:border="none" style:writing-mode="lr-tb"/>
    </style:style>
    <style:style style:name="Table1.2" style:family="table-row">
      <style:table-row-properties style:min-row-height="0.5646in" fo:keep-together="auto"/>
    </style:style>
    <style:style style:name="Table1.B2" style:family="table-cell">
      <style:table-cell-properties style:vertical-align="middle" fo:padding-left="0in" fo:padding-right="0in" fo:padding-top="0.0076in" fo:padding-bottom="0in" fo:border="none" style:writing-mode="lr-tb"/>
    </style:style>
    <style:style style:name="Table1.3" style:family="table-row">
      <style:table-row-properties style:min-row-height="0.2819in" fo:keep-together="auto"/>
    </style:style>
    <style:style style:name="Table1.A3" style:family="table-cell">
      <style:table-cell-properties style:vertical-align="bottom" fo:padding-left="0in" fo:padding-right="0in" fo:padding-top="0.0076in" fo:padding-bottom="0in" fo:border="none" style:writing-mode="lr-tb"/>
    </style:style>
    <style:style style:name="Table1.6" style:family="table-row">
      <style:table-row-properties style:min-row-height="0.1611in" fo:keep-together="auto"/>
    </style:style>
    <style:style style:name="P1" style:family="paragraph" style:parent-style-name="Standard">
      <style:paragraph-properties fo:margin-left="-0.0035in" fo:margin-right="0in" fo:margin-top="0in" fo:margin-bottom="0.1957in" style:contextual-spacing="false" fo:line-height="108%" fo:text-align="start" style:justify-single-word="false" fo:text-indent="-0.0071in" style:auto-text-indent="false"/>
    </style:style>
    <style:style style:name="P2" style:family="paragraph" style:parent-style-name="Standard">
      <style:paragraph-properties fo:margin-left="-0.0102in" fo:margin-right="0in" fo:margin-top="0in" fo:margin-bottom="0.0154in" style:contextual-spacing="false" fo:line-height="108%" fo:text-align="start" style:justify-single-word="false" fo:text-indent="0in" style:auto-text-indent="false">
        <style:tab-stops>
          <style:tab-stop style:position="5.1134in" style:type="center"/>
        </style:tab-stops>
      </style:paragraph-properties>
    </style:style>
    <style:style style:name="P3" style:family="paragraph" style:parent-style-name="Standard" style:list-style-name="WWNum1">
      <style:paragraph-properties fo:margin-left="0.3791in" fo:margin-right="1.1898in" fo:margin-top="0in" fo:margin-bottom="0.1146in" style:contextual-spacing="false" fo:line-height="108%" fo:text-indent="-0.1929in" style:auto-text-indent="false"/>
    </style:style>
    <style:style style:name="P4" style:family="paragraph" style:parent-style-name="Standard">
      <style:paragraph-properties fo:margin-left="0in" fo:margin-right="1.2in" fo:margin-top="0in" fo:margin-bottom="0in" style:contextual-spacing="false" fo:line-height="108%" fo:text-align="center" style:justify-single-word="false" fo:text-indent="0in" style:auto-text-indent="false"/>
    </style:style>
    <style:style style:name="P5" style:family="paragraph" style:parent-style-name="Standard">
      <style:paragraph-properties fo:margin-left="0.0008in" fo:margin-right="1.1898in" fo:margin-top="0in" fo:margin-bottom="0.1563in" style:contextual-spacing="false" fo:text-indent="-0.0008in" style:auto-text-indent="false"/>
    </style:style>
    <style:style style:name="P6" style:family="paragraph" style:parent-style-name="Standard" style:list-style-name="WWNum1">
      <style:paragraph-properties fo:margin-left="0.7201in" fo:margin-right="1.1898in" fo:margin-top="0in" fo:margin-bottom="0.7902in" style:contextual-spacing="false" fo:text-indent="-0.2764in" style:auto-text-indent="false"/>
    </style:style>
    <style:style style:name="P7" style:family="paragraph" style:parent-style-name="Standard" style:list-style-name="WWNum1">
      <style:paragraph-properties fo:margin-left="0.7201in" fo:margin-right="1.1898in" fo:margin-top="0in" fo:margin-bottom="0.9807in" style:contextual-spacing="false" fo:text-indent="-0.2764in" style:auto-text-indent="false"/>
    </style:style>
    <style:style style:name="P8" style:family="paragraph" style:parent-style-name="Standard" style:list-style-name="WWNum1">
      <style:paragraph-properties fo:margin-left="0.7201in" fo:margin-right="1.1898in" fo:margin-top="0in" fo:margin-bottom="0.8098in" style:contextual-spacing="false" fo:text-indent="-0.2764in" style:auto-text-indent="false"/>
    </style:style>
    <style:style style:name="P9" style:family="paragraph" style:parent-style-name="Standard" style:list-style-name="WWNum1">
      <style:paragraph-properties fo:margin-left="0.7201in" fo:margin-right="1.1898in" fo:margin-top="0in" fo:margin-bottom="0.798in" style:contextual-spacing="false" fo:text-indent="-0.2764in" style:auto-text-indent="false"/>
    </style:style>
    <style:style style:name="P10" style:family="paragraph" style:parent-style-name="Standard" style:list-style-name="WWNum1">
      <style:paragraph-properties fo:margin-left="0.7201in" fo:margin-right="1.1898in" fo:margin-top="0in" fo:margin-bottom="0.6028in" style:contextual-spacing="false" fo:text-indent="-0.2764in" style:auto-text-indent="false"/>
    </style:style>
    <style:style style:name="P11" style:family="paragraph" style:parent-style-name="Standard" style:list-style-name="WWNum1">
      <style:paragraph-properties fo:margin-left="0.7201in" fo:margin-right="1.1898in" fo:text-indent="-0.2764in" style:auto-text-indent="false"/>
    </style:style>
    <style:style style:name="P12" style:family="paragraph" style:parent-style-name="Standard" style:list-style-name="WWNum1">
      <style:paragraph-properties fo:margin-left="0.7201in" fo:margin-right="1.1898in" fo:margin-top="0in" fo:margin-bottom="0.7945in" style:contextual-spacing="false" fo:text-indent="-0.2764in" style:auto-text-indent="false"/>
    </style:style>
    <style:style style:name="P13" style:family="paragraph" style:parent-style-name="Standard" style:list-style-name="WWNum1">
      <style:paragraph-properties fo:margin-left="0.7201in" fo:margin-right="1.1898in" fo:margin-top="0in" fo:margin-bottom="1.0516in" style:contextual-spacing="false" fo:text-indent="-0.2764in" style:auto-text-indent="false"/>
    </style:style>
    <style:style style:name="P14" style:family="paragraph" style:parent-style-name="Standard" style:list-style-name="WWNum1">
      <style:paragraph-properties fo:margin-left="0.3791in" fo:margin-right="1.1898in" fo:margin-top="0in" fo:margin-bottom="0.8634in" style:contextual-spacing="false" fo:text-indent="-0.1929in" style:auto-text-indent="false"/>
    </style:style>
    <style:style style:name="P15" style:family="paragraph" style:parent-style-name="Standard" style:list-style-name="WWNum1">
      <style:paragraph-properties fo:margin-left="0.3791in" fo:margin-right="1.1898in" fo:margin-top="0in" fo:margin-bottom="0.278in" style:contextual-spacing="false" fo:text-indent="-0.1929in" style:auto-text-indent="false"/>
    </style:style>
    <style:style style:name="P16" style:family="paragraph" style:parent-style-name="Standard">
      <style:paragraph-properties fo:margin-left="0.4016in" fo:margin-right="1.1898in" fo:margin-top="0in" fo:margin-bottom="0.2028in" style:contextual-spacing="false" fo:text-indent="-0.0008in" style:auto-text-indent="false"/>
    </style:style>
    <style:style style:name="P17" style:family="paragraph" style:parent-style-name="Standard">
      <style:paragraph-properties fo:margin-left="0.4016in" fo:margin-right="1.1898in" fo:margin-top="0in" fo:margin-bottom="0in" style:contextual-spacing="false" fo:text-indent="-0.0008in" style:auto-text-indent="false"/>
    </style:style>
    <style:style style:name="P18"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0.5146in" style:type="center"/>
          <style:tab-stop style:position="1.3252in" style:type="center"/>
          <style:tab-stop style:position="2.2799in" style:type="center"/>
        </style:tab-stops>
      </style:paragraph-properties>
    </style:style>
    <style:style style:name="P19"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4189in" style:type="center"/>
          <style:tab-stop style:position="2.098in" style:type="center"/>
          <style:tab-stop style:position="3.0492in" style:type="center"/>
        </style:tab-stops>
      </style:paragraph-properties>
    </style:style>
    <style:style style:name="P20"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3728in" style:type="center"/>
          <style:tab-stop style:position="1.8252in" style:type="center"/>
        </style:tab-stops>
      </style:paragraph-properties>
    </style:style>
    <style:style style:name="P21" style:family="paragraph" style:parent-style-name="Standard">
      <style:paragraph-properties fo:margin-left="0in" fo:margin-right="0in" fo:margin-top="0in" fo:margin-bottom="0.2028in" style:contextual-spacing="false" fo:text-align="start" style:justify-single-word="false" fo:text-indent="0in" style:auto-text-indent="false">
        <style:tab-stops>
          <style:tab-stop style:position="0.6047in" style:type="center"/>
          <style:tab-stop style:position="1.3701in" style:type="center"/>
        </style:tab-stops>
      </style:paragraph-properties>
    </style:style>
    <style:style style:name="P2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0.6047in" style:type="center"/>
          <style:tab-stop style:position="1.9555in" style:type="center"/>
          <style:tab-stop style:position="3.4091in" style:type="center"/>
        </style:tab-stops>
      </style:paragraph-properties>
    </style:style>
    <style:style style:name="P23" style:family="paragraph" style:parent-style-name="Standard">
      <style:paragraph-properties fo:margin-left="0.3866in" fo:margin-right="1.1898in" fo:margin-top="0in" fo:margin-bottom="0.0071in" style:contextual-spacing="false" fo:text-indent="-0.0008in" style:auto-text-indent="false"/>
    </style:style>
    <style:style style:name="P24" style:family="paragraph" style:parent-style-name="Standard">
      <style:paragraph-properties fo:margin-left="0.3866in" fo:margin-right="1.1898in" fo:margin-top="0in" fo:margin-bottom="0.1756in" style:contextual-spacing="false" fo:text-indent="-0.0008in" style:auto-text-indent="false"/>
    </style:style>
    <style:style style:name="P25" style:family="paragraph" style:parent-style-name="Standard">
      <style:paragraph-properties fo:margin-left="0.3866in" fo:margin-right="1.1898in" fo:margin-top="0in" fo:margin-bottom="0.1953in" style:contextual-spacing="false" fo:text-indent="-0.0008in" style:auto-text-indent="false"/>
    </style:style>
    <style:style style:name="P26" style:family="paragraph" style:parent-style-name="Standard">
      <style:paragraph-properties fo:margin-left="0.3866in" fo:margin-right="1.1898in" fo:margin-top="0in" fo:margin-bottom="0.3638in" style:contextual-spacing="false" fo:text-indent="-0.0008in" style:auto-text-indent="false"/>
    </style:style>
    <style:style style:name="P27" style:family="paragraph" style:parent-style-name="Standard">
      <style:paragraph-properties fo:margin-left="0.3866in" fo:margin-right="1.1898in" fo:text-indent="-0.0008in" style:auto-text-indent="false"/>
    </style:style>
    <style:style style:name="P28" style:family="paragraph" style:parent-style-name="Standard">
      <style:paragraph-properties fo:margin-left="0.3866in" fo:margin-right="1.1898in" fo:margin-top="0in" fo:margin-bottom="0in" style:contextual-spacing="false" fo:text-indent="-0.0008in" style:auto-text-indent="false"/>
    </style:style>
    <style:style style:name="P29" style:family="paragraph" style:parent-style-name="Standard">
      <style:paragraph-properties fo:margin-left="0.3866in" fo:margin-right="1.1898in" fo:margin-top="0in" fo:margin-bottom="1.4063in" style:contextual-spacing="false" fo:text-indent="-0.0008in" style:auto-text-indent="false"/>
    </style:style>
    <style:style style:name="P30" style:family="paragraph" style:parent-style-name="Standard">
      <style:paragraph-properties fo:margin-left="0.3866in" fo:margin-right="1.1898in" fo:margin-top="0in" fo:margin-bottom="1.3673in" style:contextual-spacing="false" fo:text-indent="-0.0008in" style:auto-text-indent="false"/>
    </style:style>
    <style:style style:name="P31" style:family="paragraph" style:parent-style-name="Standard">
      <style:paragraph-properties fo:margin-left="0.3866in" fo:margin-right="1.1898in" fo:margin-top="0in" fo:margin-bottom="0.1827in" style:contextual-spacing="false" fo:text-indent="-0.0008in" style:auto-text-indent="false"/>
    </style:style>
    <style:style style:name="P32" style:family="paragraph" style:parent-style-name="Standard">
      <style:paragraph-properties fo:margin-left="1.1098in" fo:margin-right="4.7047in" fo:margin-top="0in" fo:margin-bottom="0in" style:contextual-spacing="false" fo:line-height="212%" fo:text-indent="-0.0008in" style:auto-text-indent="false"/>
    </style:style>
    <style:style style:name="P33" style:family="paragraph" style:parent-style-name="Standard">
      <style:paragraph-properties fo:margin-left="1.1217in" fo:margin-right="1.1898in" fo:margin-top="0in" fo:margin-bottom="0in" style:contextual-spacing="false" fo:text-indent="-0.0008in" style:auto-text-indent="false"/>
    </style:style>
    <style:style style:name="P34" style:family="paragraph" style:parent-style-name="Standard">
      <style:paragraph-properties fo:margin-left="1.1181in" fo:margin-right="3.5374in" fo:margin-top="0in" fo:margin-bottom="0in" style:contextual-spacing="false" fo:line-height="218%" fo:text-indent="-0.0008in" style:auto-text-indent="false"/>
    </style:style>
    <style:style style:name="P35" style:family="paragraph" style:parent-style-name="Standard">
      <style:paragraph-properties fo:margin-left="1.1102in" fo:margin-right="1.1898in" fo:margin-top="0in" fo:margin-bottom="0in" style:contextual-spacing="false" fo:text-indent="-0.0008in" style:auto-text-indent="false"/>
    </style:style>
    <style:style style:name="P36" style:family="paragraph" style:parent-style-name="Standard">
      <style:paragraph-properties fo:margin-left="1.1102in" fo:margin-right="1.1898in" fo:text-indent="-0.0008in" style:auto-text-indent="false"/>
    </style:style>
    <style:style style:name="P37" style:family="paragraph" style:parent-style-name="Standard">
      <style:paragraph-properties fo:margin-left="1.8453in" fo:margin-right="1.1898in" fo:margin-top="0in" fo:margin-bottom="0in" style:contextual-spacing="false" fo:text-indent="-0.0008in" style:auto-text-indent="false"/>
    </style:style>
    <style:style style:name="P38" style:family="paragraph" style:parent-style-name="Standard" style:list-style-name="WWNum2">
      <style:paragraph-properties fo:margin-left="0.3681in" fo:margin-right="1.1898in" fo:margin-top="0in" fo:margin-bottom="0.0925in" style:contextual-spacing="false" fo:text-indent="-0.2681in" style:auto-text-indent="false"/>
    </style:style>
    <style:style style:name="P39" style:family="paragraph" style:parent-style-name="Standard" style:list-style-name="WWNum2">
      <style:paragraph-properties fo:margin-left="0.3681in" fo:margin-right="1.1898in" fo:margin-top="0in" fo:margin-bottom="0.6992in" style:contextual-spacing="false" fo:text-indent="-0.2681in" style:auto-text-indent="false"/>
    </style:style>
    <style:style style:name="P40" style:family="paragraph" style:parent-style-name="Standard" style:list-style-name="WWNum2">
      <style:paragraph-properties fo:margin-left="0.3681in" fo:margin-right="1.1898in" fo:margin-top="0in" fo:margin-bottom="0.8874in" style:contextual-spacing="false" fo:text-indent="-0.2681in" style:auto-text-indent="false"/>
    </style:style>
    <style:style style:name="P41" style:family="paragraph" style:parent-style-name="Standard" style:list-style-name="WWNum2">
      <style:paragraph-properties fo:margin-left="0.3681in" fo:margin-right="1.1898in" fo:margin-top="0in" fo:margin-bottom="0.1154in" style:contextual-spacing="false" fo:text-indent="-0.2681in" style:auto-text-indent="false"/>
    </style:style>
    <style:style style:name="P42" style:family="paragraph" style:parent-style-name="Standard" style:list-style-name="WWNum2">
      <style:paragraph-properties fo:margin-left="0.3681in" fo:margin-right="1.1898in" fo:margin-top="0in" fo:margin-bottom="0.1091in" style:contextual-spacing="false" fo:text-indent="-0.2681in" style:auto-text-indent="false"/>
    </style:style>
    <style:style style:name="P43" style:family="paragraph" style:parent-style-name="Standard" style:list-style-name="WWNum2">
      <style:paragraph-properties fo:margin-left="0.3681in" fo:margin-right="1.1898in" fo:margin-top="0in" fo:margin-bottom="0.8799in" style:contextual-spacing="false" fo:text-indent="-0.2681in" style:auto-text-indent="false"/>
    </style:style>
    <style:style style:name="P44" style:family="paragraph" style:parent-style-name="Standard" style:list-style-name="WWNum2">
      <style:paragraph-properties fo:margin-left="0.3681in" fo:margin-right="1.1898in" fo:margin-top="0in" fo:margin-bottom="0.8807in" style:contextual-spacing="false" fo:text-indent="-0.2681in" style:auto-text-indent="false"/>
    </style:style>
    <style:style style:name="P45" style:family="paragraph" style:parent-style-name="Standard" style:list-style-name="WWNum2">
      <style:paragraph-properties fo:margin-left="0.3681in" fo:margin-right="1.1898in" fo:text-indent="-0.2681in" style:auto-text-indent="false"/>
    </style:style>
    <style:style style:name="P46" style:family="paragraph" style:parent-style-name="Standard" style:list-style-name="WWNum2">
      <style:paragraph-properties fo:margin-left="0.3681in" fo:margin-right="1.1898in" fo:margin-top="0in" fo:margin-bottom="0.1181in" style:contextual-spacing="false" fo:text-indent="-0.2681in" style:auto-text-indent="false"/>
    </style:style>
    <style:style style:name="P47" style:family="paragraph" style:parent-style-name="Standard" style:list-style-name="WWNum2">
      <style:paragraph-properties fo:margin-left="0.3681in" fo:margin-right="1.1898in" fo:margin-top="0in" fo:margin-bottom="0.8638in" style:contextual-spacing="false" fo:text-indent="-0.2681in" style:auto-text-indent="false"/>
    </style:style>
    <style:style style:name="P48" style:family="paragraph" style:parent-style-name="Standard" style:list-style-name="WWNum2">
      <style:paragraph-properties fo:margin-left="0.3681in" fo:margin-right="1.1898in" fo:margin-top="0in" fo:margin-bottom="0.8827in" style:contextual-spacing="false" fo:text-indent="-0.2681in" style:auto-text-indent="false"/>
    </style:style>
    <style:style style:name="P49" style:family="paragraph" style:parent-style-name="Standard" style:list-style-name="WWNum2">
      <style:paragraph-properties fo:margin-left="0.3681in" fo:margin-right="1.1898in" fo:margin-top="0in" fo:margin-bottom="1.2661in" style:contextual-spacing="false" fo:text-indent="-0.2681in" style:auto-text-indent="false"/>
    </style:style>
    <style:style style:name="P50" style:family="paragraph" style:parent-style-name="Standard" style:list-style-name="WWNum2">
      <style:paragraph-properties fo:margin-left="0.3681in" fo:margin-right="1.1898in" fo:margin-top="0in" fo:margin-bottom="0.1173in" style:contextual-spacing="false" fo:text-indent="-0.2681in" style:auto-text-indent="false"/>
    </style:style>
    <style:style style:name="P51" style:family="paragraph" style:parent-style-name="Standard" style:list-style-name="WWNum2">
      <style:paragraph-properties fo:margin-left="0.3681in" fo:margin-right="1.1898in" fo:margin-top="0in" fo:margin-bottom="0.8898in" style:contextual-spacing="false" fo:text-indent="-0.2681in" style:auto-text-indent="false"/>
    </style:style>
    <style:style style:name="P52" style:family="paragraph" style:parent-style-name="Standard" style:list-style-name="WWNum2">
      <style:paragraph-properties fo:margin-left="0.3681in" fo:margin-right="1.1898in" fo:margin-top="0in" fo:margin-bottom="0.8634in" style:contextual-spacing="false" fo:text-indent="-0.2681in" style:auto-text-indent="false"/>
    </style:style>
    <style:style style:name="P53" style:family="paragraph" style:parent-style-name="Standard" style:list-style-name="WWNum2">
      <style:paragraph-properties fo:margin-left="0.3681in" fo:margin-right="1.1898in" fo:margin-top="0in" fo:margin-bottom="0.8819in" style:contextual-spacing="false" fo:text-indent="-0.2681in" style:auto-text-indent="false"/>
    </style:style>
    <style:style style:name="P54" style:family="paragraph" style:parent-style-name="Standard" style:list-style-name="WWNum2">
      <style:paragraph-properties fo:margin-left="0.3681in" fo:margin-right="1.1898in" fo:margin-top="0in" fo:margin-bottom="1.0709in" style:contextual-spacing="false" fo:text-indent="-0.2681in" style:auto-text-indent="false"/>
    </style:style>
    <style:style style:name="P55" style:family="paragraph" style:parent-style-name="Standard" style:list-style-name="WWNum2">
      <style:paragraph-properties fo:margin-left="0.3681in" fo:margin-right="1.1898in" fo:margin-top="0in" fo:margin-bottom="0.8654in" style:contextual-spacing="false" fo:text-indent="-0.2681in" style:auto-text-indent="false"/>
    </style:style>
    <style:style style:name="P56" style:family="paragraph" style:parent-style-name="Standard" style:list-style-name="WWNum2">
      <style:paragraph-properties fo:margin-left="0.3681in" fo:margin-right="1.1898in" fo:margin-top="0in" fo:margin-bottom="0.8839in" style:contextual-spacing="false" fo:text-indent="-0.2681in" style:auto-text-indent="false"/>
    </style:style>
    <style:style style:name="P57" style:family="paragraph" style:parent-style-name="Standard" style:list-style-name="WWNum2">
      <style:paragraph-properties fo:margin-left="0.3681in" fo:margin-right="1.1898in" fo:margin-top="0in" fo:margin-bottom="1.0555in" style:contextual-spacing="false" fo:text-indent="-0.2681in" style:auto-text-indent="false"/>
    </style:style>
    <style:style style:name="P58" style:family="paragraph" style:parent-style-name="Standard" style:list-style-name="WWNum2">
      <style:paragraph-properties fo:margin-left="0.3681in" fo:margin-right="1.1898in" fo:margin-top="0in" fo:margin-bottom="0.1126in" style:contextual-spacing="false" fo:text-indent="-0.2681in" style:auto-text-indent="false"/>
    </style:style>
    <style:style style:name="P59" style:family="paragraph" style:parent-style-name="Standard" style:list-style-name="WWNum2">
      <style:paragraph-properties fo:margin-left="0.3681in" fo:margin-right="1.1898in" fo:margin-top="0in" fo:margin-bottom="0.8673in" style:contextual-spacing="false" fo:text-indent="-0.2681in" style:auto-text-indent="false"/>
    </style:style>
    <style:style style:name="P60" style:family="paragraph" style:parent-style-name="Standard" style:list-style-name="WWNum2">
      <style:paragraph-properties fo:margin-left="0.3681in" fo:margin-right="1.1898in" fo:margin-top="0in" fo:margin-bottom="0.889in" style:contextual-spacing="false" fo:text-indent="-0.2681in" style:auto-text-indent="false"/>
    </style:style>
    <style:style style:name="P61" style:family="paragraph" style:parent-style-name="Standard" style:list-style-name="WWNum2">
      <style:paragraph-properties fo:margin-left="0.3681in" fo:margin-right="1.1898in" fo:margin-top="0in" fo:margin-bottom="0.8882in" style:contextual-spacing="false" fo:text-indent="-0.2681in" style:auto-text-indent="false"/>
    </style:style>
    <style:style style:name="P62" style:family="paragraph" style:parent-style-name="Standard" style:list-style-name="WWNum2">
      <style:paragraph-properties fo:margin-left="0.3681in" fo:margin-right="1.1898in" fo:margin-top="0in" fo:margin-bottom="0.1311in" style:contextual-spacing="false" fo:text-indent="-0.2681in" style:auto-text-indent="false"/>
    </style:style>
    <style:style style:name="P63" style:family="paragraph" style:parent-style-name="Standard" style:list-style-name="WWNum2">
      <style:paragraph-properties fo:margin-left="0.3681in" fo:margin-right="1.1898in" fo:margin-top="0in" fo:margin-bottom="0.0736in" style:contextual-spacing="false" fo:text-indent="-0.2681in" style:auto-text-indent="false"/>
    </style:style>
    <style:style style:name="P64" style:family="paragraph" style:parent-style-name="Standard" style:list-style-name="WWNum2">
      <style:paragraph-properties fo:margin-left="0.3681in" fo:margin-right="1.1898in" fo:margin-top="0in" fo:margin-bottom="0.0783in" style:contextual-spacing="false" fo:text-indent="-0.2681in" style:auto-text-indent="false"/>
    </style:style>
    <style:style style:name="P65" style:family="paragraph" style:parent-style-name="Standard" style:list-style-name="WWNum2">
      <style:paragraph-properties fo:margin-left="0.3681in" fo:margin-right="1.1898in" fo:margin-top="0in" fo:margin-bottom="1.2693in" style:contextual-spacing="false" fo:text-indent="-0.2681in" style:auto-text-indent="false"/>
    </style:style>
    <style:style style:name="P66" style:family="paragraph" style:parent-style-name="Standard" style:list-style-name="WWNum2">
      <style:paragraph-properties fo:margin-left="0.3681in" fo:margin-right="1.1898in" fo:margin-top="0in" fo:margin-bottom="0.1909in" style:contextual-spacing="false" fo:text-indent="-0.2681in" style:auto-text-indent="false"/>
    </style:style>
    <style:style style:name="P67" style:family="paragraph" style:parent-style-name="Standard" style:list-style-name="WWNum2">
      <style:paragraph-properties fo:margin-left="0.3681in" fo:margin-right="1.1898in" fo:margin-top="0in" fo:margin-bottom="0.8756in" style:contextual-spacing="false" fo:text-indent="-0.2681in" style:auto-text-indent="false"/>
    </style:style>
    <style:style style:name="P68" style:family="paragraph" style:parent-style-name="Standard" style:list-style-name="WWNum2">
      <style:paragraph-properties fo:margin-left="0.3681in" fo:margin-right="1.1898in" fo:margin-top="0in" fo:margin-bottom="0.872in" style:contextual-spacing="false" fo:text-indent="-0.2681in" style:auto-text-indent="false"/>
    </style:style>
    <style:style style:name="P69" style:family="paragraph" style:parent-style-name="Standard" style:list-style-name="WWNum2">
      <style:paragraph-properties fo:margin-left="0.3681in" fo:margin-right="1.1898in" fo:margin-top="0in" fo:margin-bottom="1.2437in" style:contextual-spacing="false" fo:text-indent="-0.2681in" style:auto-text-indent="false"/>
    </style:style>
    <style:style style:name="P70" style:family="paragraph" style:parent-style-name="Standard" style:list-style-name="WWNum2">
      <style:paragraph-properties fo:margin-left="0.3681in" fo:margin-right="1.1898in" fo:margin-top="0in" fo:margin-bottom="0.1146in" style:contextual-spacing="false" fo:text-indent="-0.2681in" style:auto-text-indent="false"/>
    </style:style>
    <style:style style:name="P71" style:family="paragraph" style:parent-style-name="Standard" style:list-style-name="WWNum2">
      <style:paragraph-properties fo:margin-left="0.3681in" fo:margin-right="1.1898in" fo:margin-top="0in" fo:margin-bottom="1.2417in" style:contextual-spacing="false" fo:text-indent="-0.2681in" style:auto-text-indent="false"/>
    </style:style>
    <style:style style:name="P72" style:family="paragraph" style:parent-style-name="Standard" style:list-style-name="WWNum2">
      <style:paragraph-properties fo:margin-left="0.3681in" fo:margin-right="1.1898in" fo:margin-top="0in" fo:margin-bottom="0.7035in" style:contextual-spacing="false" fo:text-indent="-0.2681in" style:auto-text-indent="false"/>
    </style:style>
    <style:style style:name="P73" style:family="paragraph" style:parent-style-name="Standard" style:list-style-name="WWNum2">
      <style:paragraph-properties fo:margin-left="0.3681in" fo:margin-right="1.1898in" fo:margin-top="0in" fo:margin-bottom="0.678in" style:contextual-spacing="false" fo:text-indent="-0.2681in" style:auto-text-indent="false"/>
    </style:style>
    <style:style style:name="P74" style:family="paragraph" style:parent-style-name="Standard" style:list-style-name="WWNum2">
      <style:paragraph-properties fo:margin-left="0.3681in" fo:margin-right="1.1898in" fo:margin-top="0in" fo:margin-bottom="0.6772in" style:contextual-spacing="false" fo:text-indent="-0.2681in" style:auto-text-indent="false"/>
    </style:style>
    <style:style style:name="P75" style:family="paragraph" style:parent-style-name="Standard" style:list-style-name="WWNum2">
      <style:paragraph-properties fo:margin-left="0.3681in" fo:margin-right="1.1898in" fo:margin-top="0in" fo:margin-bottom="0.6957in" style:contextual-spacing="false" fo:text-indent="-0.2681in" style:auto-text-indent="false"/>
    </style:style>
    <style:style style:name="P76" style:family="paragraph" style:parent-style-name="Standard" style:list-style-name="WWNum2">
      <style:paragraph-properties fo:margin-left="0.3681in" fo:margin-right="1.1898in" fo:margin-top="0in" fo:margin-bottom="0.8846in" style:contextual-spacing="false" fo:text-indent="-0.2681in" style:auto-text-indent="false"/>
    </style:style>
    <style:style style:name="P77" style:family="paragraph" style:parent-style-name="Standard" style:list-style-name="WWNum2">
      <style:paragraph-properties fo:margin-left="0.3681in" fo:margin-right="1.1898in" fo:margin-top="0in" fo:margin-bottom="0.7016in" style:contextual-spacing="false" fo:text-indent="-0.2681in" style:auto-text-indent="false"/>
    </style:style>
    <style:style style:name="P78" style:family="paragraph" style:parent-style-name="Standard" style:list-style-name="WWNum2">
      <style:paragraph-properties fo:margin-left="0.3681in" fo:margin-right="1.1898in" fo:margin-top="0in" fo:margin-bottom="2.2008in" style:contextual-spacing="false" fo:text-indent="-0.2681in" style:auto-text-indent="false"/>
    </style:style>
    <style:style style:name="P79" style:family="paragraph" style:parent-style-name="Standard" style:list-style-name="WWNum2">
      <style:paragraph-properties fo:margin-left="0.3681in" fo:margin-right="1.1898in" fo:margin-top="0in" fo:margin-bottom="0.8661in" style:contextual-spacing="false" fo:text-indent="-0.2681in" style:auto-text-indent="false"/>
    </style:style>
    <style:style style:name="P80" style:family="paragraph" style:parent-style-name="Standard" style:list-style-name="WWNum2">
      <style:paragraph-properties fo:margin-left="0.3681in" fo:margin-right="1.1898in" fo:margin-top="0in" fo:margin-bottom="1.4319in" style:contextual-spacing="false" fo:text-indent="-0.2681in" style:auto-text-indent="false"/>
    </style:style>
    <style:style style:name="P81" style:family="paragraph" style:parent-style-name="Standard" style:list-style-name="WWNum2">
      <style:paragraph-properties fo:margin-left="0.3681in" fo:margin-right="1.1898in" fo:text-indent="-0.2681in" style:auto-text-indent="false" fo:break-before="page"/>
    </style:style>
    <style:style style:name="P82" style:family="paragraph" style:parent-style-name="Standard" style:list-style-name="WWNum2">
      <style:paragraph-properties fo:margin-left="0.6547in" fo:margin-right="1.1898in" fo:text-indent="-0.2764in" style:auto-text-indent="false"/>
    </style:style>
    <style:style style:name="P83" style:family="paragraph" style:parent-style-name="Standard" style:list-style-name="WWNum2">
      <style:paragraph-properties fo:margin-left="0.6547in" fo:margin-right="1.1898in" fo:margin-top="0in" fo:margin-bottom="0.1272in" style:contextual-spacing="false" fo:text-indent="-0.2764in" style:auto-text-indent="false"/>
    </style:style>
    <style:style style:name="P84" style:family="paragraph" style:parent-style-name="Standard" style:list-style-name="WWNum2">
      <style:paragraph-properties fo:margin-left="0.6547in" fo:margin-right="1.1898in" fo:margin-top="0in" fo:margin-bottom="0.1083in" style:contextual-spacing="false" fo:text-indent="-0.2764in" style:auto-text-indent="false"/>
    </style:style>
    <style:style style:name="P85" style:family="paragraph" style:parent-style-name="Standard" style:list-style-name="WWNum2">
      <style:paragraph-properties fo:margin-left="0.6547in" fo:margin-right="1.1898in" fo:margin-top="0in" fo:margin-bottom="0.1299in" style:contextual-spacing="false" fo:text-indent="-0.2764in" style:auto-text-indent="false"/>
    </style:style>
    <style:style style:name="P86" style:family="paragraph" style:parent-style-name="Standard" style:list-style-name="WWNum2">
      <style:paragraph-properties fo:margin-left="0.6547in" fo:margin-right="1.1898in" fo:margin-top="0in" fo:margin-bottom="0.1291in" style:contextual-spacing="false" fo:text-indent="-0.2764in" style:auto-text-indent="false"/>
    </style:style>
    <style:style style:name="P87" style:family="paragraph" style:parent-style-name="Standard" style:list-style-name="WWNum2">
      <style:paragraph-properties fo:margin-left="0.6547in" fo:margin-right="1.1898in" fo:margin-top="0in" fo:margin-bottom="0.1126in" style:contextual-spacing="false" fo:text-indent="-0.2764in" style:auto-text-indent="false"/>
    </style:style>
    <style:style style:name="P88" style:family="paragraph" style:parent-style-name="Standard">
      <style:paragraph-properties fo:margin-left="1.1181in" fo:margin-right="1.3217in" fo:margin-top="0in" fo:margin-bottom="0.011in" style:contextual-spacing="false" fo:line-height="207%" fo:text-indent="-0.0008in" style:auto-text-indent="false"/>
    </style:style>
    <style:style style:name="P89" style:family="paragraph" style:parent-style-name="Standard">
      <style:paragraph-properties fo:margin-left="0.0071in" fo:margin-right="0in" fo:margin-top="0in" fo:margin-bottom="0in" style:contextual-spacing="false" fo:line-height="108%" fo:text-align="start" style:justify-single-word="false" fo:orphans="2" fo:widows="2"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90" style:family="paragraph" style:parent-style-name="Standard">
      <style:paragraph-properties fo:margin-left="0.0043in" fo:margin-right="0in" fo:margin-top="0in" fo:margin-bottom="0in" style:contextual-spacing="false" fo:line-height="108%" fo:text-align="start" style:justify-single-word="false" fo:orphans="2" fo:widows="2"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91" style:family="paragraph" style:parent-style-name="Standard">
      <style:paragraph-properties fo:margin-left="0in" fo:margin-right="0in" fo:margin-top="0in" fo:margin-bottom="0.111in" style:contextual-spacing="false" fo:line-height="108%" fo:text-align="start" style:justify-single-word="false" fo:orphans="2" fo:widows="2"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92" style:family="paragraph" style:parent-style-name="Standard">
      <style:paragraph-properties fo:margin-left="0in" fo:margin-right="0in" fo:margin-top="0in" fo:margin-bottom="0in" style:contextual-spacing="false" fo:line-height="108%" fo:text-align="start" style:justify-single-word="false" fo:orphans="2" fo:widows="2"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93" style:family="paragraph" style:parent-style-name="Standard">
      <style:paragraph-properties fo:margin-left="0in" fo:margin-right="0in" fo:margin-top="0in" fo:margin-bottom="0in" style:contextual-spacing="false" fo:line-height="108%" fo:text-align="start" style:justify-single-word="false" fo:orphans="2" fo:widows="2" fo:text-indent="0in" style:auto-text-indent="false">
        <style:tab-stops>
          <style:tab-stop style:position="1.2929in" style:type="center"/>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94" style:family="paragraph" style:parent-style-name="Standard">
      <style:paragraph-properties fo:margin-left="0in" fo:margin-right="0in" fo:margin-top="0in" fo:margin-bottom="0in" style:contextual-spacing="false" fo:line-height="108%" fo:text-align="start" style:justify-single-word="false" fo:orphans="2" fo:widows="2" fo:text-indent="0in" style:auto-text-indent="false">
        <style:tab-stops>
          <style:tab-stop style:position="2.7965in" style:type="right"/>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95" style:family="paragraph" style:parent-style-name="Standard">
      <style:paragraph-properties fo:margin-left="0.0035in" fo:margin-right="0in" fo:margin-top="0in" fo:margin-bottom="0in" style:contextual-spacing="false" fo:line-height="108%" fo:text-align="start" style:justify-single-word="false" fo:orphans="2" fo:widows="2"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96" style:family="paragraph" style:parent-style-name="Standard">
      <style:paragraph-properties fo:margin-left="0.0043in" fo:margin-right="0in" fo:margin-top="0in" fo:margin-bottom="0in" style:contextual-spacing="false" fo:line-height="108%" fo:orphans="2" fo:widows="2"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97" style:family="paragraph" style:parent-style-name="Standard">
      <style:paragraph-properties fo:margin-left="0.0945in" fo:margin-right="0.5335in" fo:margin-top="0in" fo:margin-bottom="0in" style:contextual-spacing="false" fo:line-height="108%" fo:orphans="2" fo:widows="2" fo:text-indent="-0.0008in" style:auto-text-indent="false"/>
      <style:text-properties fo:font-size="11pt" fo:language="en" fo:country="US" style:letter-kerning="false" style:font-size-asian="11pt" style:language-asian="en" style:country-asian="US" style:font-size-complex="11pt" style:language-complex="ar" style:country-complex="SA"/>
    </style:style>
    <style:style style:name="P98" style:family="paragraph" style:parent-style-name="Standard">
      <style:paragraph-properties fo:margin-left="0in" fo:margin-right="0in" fo:margin-top="0in" fo:margin-bottom="0in" style:contextual-spacing="false" fo:line-height="108%" fo:orphans="2" fo:widows="2"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99" style:family="paragraph" style:parent-style-name="Standard" style:list-style-name="WWNum2">
      <style:paragraph-properties fo:margin-left="0.3681in" fo:margin-right="1.1898in" fo:margin-top="0in" fo:margin-bottom="0.6835in" style:contextual-spacing="false" fo:line-height="169%" fo:text-indent="-0.2681in" style:auto-text-indent="false"/>
    </style:style>
    <style:style style:name="P100" style:family="paragraph" style:parent-style-name="Standard" style:list-style-name="WWNum3">
      <style:paragraph-properties fo:margin-left="0.5799in" fo:margin-right="1.1898in" fo:margin-top="0in" fo:margin-bottom="0.7957in" style:contextual-spacing="false" fo:text-indent="-0.2016in" style:auto-text-indent="false"/>
    </style:style>
    <style:style style:name="P101" style:family="paragraph" style:parent-style-name="Standard" style:list-style-name="WWNum3">
      <style:paragraph-properties fo:margin-left="0.5799in" fo:margin-right="1.1898in" fo:text-indent="-0.2016in" style:auto-text-indent="false"/>
    </style:style>
    <style:style style:name="P102" style:family="paragraph" style:parent-style-name="Standard" style:list-style-name="WWNum2">
      <style:paragraph-properties fo:margin-left="0.3681in" fo:margin-right="1.1898in" fo:margin-top="0in" fo:margin-bottom="0in" style:contextual-spacing="false" fo:line-height="137%" fo:text-indent="-0.2681in" style:auto-text-indent="false"/>
    </style:style>
    <style:style style:name="P103" style:family="paragraph" style:parent-style-name="Standard" style:list-style-name="WWNum4">
      <style:paragraph-properties fo:margin-left="0.5717in" fo:margin-right="1.1898in" fo:text-indent="-0.2016in" style:auto-text-indent="false"/>
    </style:style>
    <style:style style:name="P104" style:family="paragraph" style:parent-style-name="Standard" style:list-style-name="WWNum4">
      <style:paragraph-properties fo:margin-left="0.5717in" fo:margin-right="1.1898in" fo:margin-top="0in" fo:margin-bottom="0.1126in" style:contextual-spacing="false" fo:text-indent="-0.2016in" style:auto-text-indent="false"/>
    </style:style>
    <style:style style:name="P105" style:family="paragraph" style:parent-style-name="Standard">
      <style:paragraph-properties fo:margin-left="1.122in" fo:margin-right="5.7929in" fo:margin-top="0in" fo:margin-bottom="0in" style:contextual-spacing="false" fo:text-indent="-0.7362in" style:auto-text-indent="false"/>
    </style:style>
    <style:style style:name="P106" style:family="paragraph" style:parent-style-name="Standard">
      <style:paragraph-properties fo:margin-left="0.3862in" fo:margin-right="4.272in" fo:margin-top="0in" fo:margin-bottom="1.772in" style:contextual-spacing="false" fo:text-indent="0.7398in" style:auto-text-indent="false"/>
    </style:style>
    <style:style style:name="P107" style:family="paragraph" style:parent-style-name="Standard">
      <style:paragraph-properties fo:margin-left="1.1228in" fo:margin-right="1.1898in" fo:text-indent="-0.0008in" style:auto-text-indent="false"/>
    </style:style>
    <style:style style:name="P108" style:family="paragraph" style:parent-style-name="Standard">
      <style:paragraph-properties fo:margin-left="1.1228in" fo:margin-right="3.9811in" fo:margin-top="0in" fo:margin-bottom="0.1783in" style:contextual-spacing="false" fo:text-indent="-0.0008in" style:auto-text-indent="false"/>
    </style:style>
    <style:style style:name="P109" style:family="paragraph" style:parent-style-name="Standard">
      <style:paragraph-properties fo:margin-left="0.3618in" fo:margin-right="1.1898in" fo:margin-top="0in" fo:margin-bottom="0in" style:contextual-spacing="false" fo:text-indent="-0.0008in" style:auto-text-indent="false"/>
    </style:style>
    <style:style style:name="P110" style:family="paragraph" style:parent-style-name="Standard">
      <style:paragraph-properties fo:margin-left="0.4008in" fo:margin-right="5.1626in" fo:margin-top="0in" fo:margin-bottom="0in" style:contextual-spacing="false" fo:text-indent="-0.0398in" style:auto-text-indent="false"/>
    </style:style>
    <style:style style:name="P111" style:family="paragraph" style:parent-style-name="Standard">
      <style:paragraph-properties fo:margin-left="0.6701in" fo:margin-right="4.4374in" fo:margin-top="0in" fo:margin-bottom="0.1764in" style:contextual-spacing="false" fo:text-indent="-0.2839in" style:auto-text-indent="false"/>
    </style:style>
    <style:style style:name="P112" style:family="paragraph" style:parent-style-name="Standard">
      <style:paragraph-properties fo:margin-left="0.6693in" fo:margin-right="4.652in" fo:margin-top="0in" fo:margin-bottom="0.0055in" style:contextual-spacing="false" fo:text-indent="-0.0008in" style:auto-text-indent="false"/>
    </style:style>
    <style:style style:name="P113" style:family="paragraph" style:parent-style-name="Standard">
      <style:paragraph-properties fo:margin-left="1.1126in" fo:margin-right="2.9047in" fo:margin-top="0in" fo:margin-bottom="0.1772in" style:contextual-spacing="false" fo:text-indent="-0.0008in" style:auto-text-indent="false"/>
    </style:style>
    <style:style style:name="P114" style:family="paragraph" style:parent-style-name="Standard">
      <style:paragraph-properties fo:margin-left="1.8472in" fo:margin-right="1.4547in" fo:margin-top="0in" fo:margin-bottom="0in" style:contextual-spacing="false" fo:text-indent="-0.7146in" style:auto-text-indent="false"/>
    </style:style>
    <style:style style:name="P115" style:family="paragraph" style:parent-style-name="Standard">
      <style:paragraph-properties fo:margin-left="1.128in" fo:margin-right="1.1898in" fo:margin-top="0in" fo:margin-bottom="0.1764in" style:contextual-spacing="false" fo:text-indent="-0.0008in" style:auto-text-indent="false"/>
    </style:style>
    <style:style style:name="P116" style:family="paragraph" style:parent-style-name="Standard">
      <style:paragraph-properties fo:margin-left="0.3791in" fo:margin-right="1.1898in" fo:text-indent="-0.0008in" style:auto-text-indent="false"/>
    </style:style>
    <style:style style:name="P117" style:family="paragraph" style:parent-style-name="Standard">
      <style:paragraph-properties fo:margin-left="0.3791in" fo:margin-right="1.1898in" fo:margin-top="0in" fo:margin-bottom="0.6819in" style:contextual-spacing="false" fo:text-indent="-0.0008in" style:auto-text-indent="false"/>
    </style:style>
    <style:style style:name="P118" style:family="paragraph" style:parent-style-name="Standard">
      <style:paragraph-properties fo:margin-left="0.3791in" fo:margin-right="1.1898in" fo:margin-top="0in" fo:margin-bottom="0.1146in" style:contextual-spacing="false" fo:text-indent="-0.0008in" style:auto-text-indent="false"/>
    </style:style>
    <style:style style:name="P119" style:family="paragraph" style:parent-style-name="Standard">
      <style:paragraph-properties fo:margin-left="0.3791in" fo:margin-right="1.1898in" fo:margin-top="0in" fo:margin-bottom="0.1339in" style:contextual-spacing="false" fo:text-indent="-0.0008in" style:auto-text-indent="false"/>
    </style:style>
    <style:style style:name="P120" style:family="paragraph" style:parent-style-name="Standard">
      <style:paragraph-properties fo:margin-left="0.3791in" fo:margin-right="1.1898in" fo:margin-top="0in" fo:margin-bottom="0.1346in" style:contextual-spacing="false" fo:text-indent="-0.0008in" style:auto-text-indent="false"/>
    </style:style>
    <style:style style:name="P121" style:family="paragraph" style:parent-style-name="Standard" style:list-style-name="WWNum5">
      <style:paragraph-properties fo:margin-left="0.7201in" fo:margin-right="1.1898in" fo:text-indent="-0.2764in" style:auto-text-indent="false"/>
    </style:style>
    <style:style style:name="P122" style:family="paragraph" style:parent-style-name="Standard" style:list-style-name="WWNum5">
      <style:paragraph-properties fo:margin-left="0.7201in" fo:margin-right="1.1898in" fo:margin-top="0in" fo:margin-bottom="0.6307in" style:contextual-spacing="false" fo:text-indent="-0.2764in" style:auto-text-indent="false"/>
    </style:style>
    <style:style style:name="P123" style:family="paragraph" style:parent-style-name="Standard" style:list-style-name="WWNum5">
      <style:paragraph-properties fo:margin-left="0.7201in" fo:margin-right="1.1898in" fo:margin-top="0in" fo:margin-bottom="0.702in" style:contextual-spacing="false" fo:text-indent="-0.2764in" style:auto-text-indent="false"/>
    </style:style>
    <style:style style:name="P124" style:family="paragraph" style:parent-style-name="Standard" style:list-style-name="WWNum2">
      <style:paragraph-properties fo:margin-left="0.6547in" fo:margin-right="1.1898in" fo:margin-top="0in" fo:margin-bottom="0.6327in" style:contextual-spacing="false" fo:line-height="110%" fo:text-indent="-0.2764in" style:auto-text-indent="false"/>
    </style:style>
    <style:style style:name="P125" style:family="paragraph" style:parent-style-name="Standard" style:list-style-name="WWNum2">
      <style:paragraph-properties fo:margin-left="0.6547in" fo:margin-right="1.1898in" fo:margin-top="0in" fo:margin-bottom="0.7in" style:contextual-spacing="false" fo:line-height="110%" fo:text-indent="-0.2764in" style:auto-text-indent="false"/>
    </style:style>
    <style:style style:name="P126" style:family="paragraph" style:parent-style-name="Standard" style:list-style-name="WWNum6">
      <style:paragraph-properties fo:margin-left="0.7181in" fo:margin-right="0in" fo:margin-top="0in" fo:margin-bottom="0.6327in" style:contextual-spacing="false" fo:line-height="110%" fo:text-align="start" style:justify-single-word="false" fo:text-indent="-0.2764in" style:auto-text-indent="false"/>
    </style:style>
    <style:style style:name="P127" style:family="paragraph" style:parent-style-name="Standard" style:list-style-name="WWNum6">
      <style:paragraph-properties fo:margin-left="0.7181in" fo:margin-right="0in" fo:margin-top="0in" fo:margin-bottom="1.3752in" style:contextual-spacing="false" fo:line-height="110%" fo:text-align="start" style:justify-single-word="false" fo:text-indent="-0.2764in" style:auto-text-indent="false"/>
    </style:style>
    <style:style style:name="P128" style:family="paragraph" style:parent-style-name="Standard">
      <style:paragraph-properties fo:margin-left="0.3791in" fo:margin-right="1.0181in" fo:text-indent="-0.0008in" style:auto-text-indent="false"/>
    </style:style>
    <style:style style:name="P129" style:family="paragraph" style:parent-style-name="Standard" style:list-style-name="WWNum6">
      <style:paragraph-properties fo:margin-left="0.3681in" fo:margin-right="1.1898in" fo:margin-top="0in" fo:margin-bottom="0.6957in" style:contextual-spacing="false" fo:text-indent="-0.2681in" style:auto-text-indent="false"/>
    </style:style>
    <style:style style:name="P130" style:family="paragraph" style:parent-style-name="Standard" style:list-style-name="WWNum6">
      <style:paragraph-properties fo:margin-left="0.3681in" fo:margin-right="1.1898in" fo:margin-top="0in" fo:margin-bottom="0.1429in" style:contextual-spacing="false" fo:text-indent="-0.2681in" style:auto-text-indent="false"/>
    </style:style>
    <style:style style:name="P131" style:family="paragraph" style:parent-style-name="Standard" style:list-style-name="WWNum6">
      <style:paragraph-properties fo:margin-left="0.3681in" fo:margin-right="1.1898in" fo:margin-top="0in" fo:margin-bottom="0.6917in" style:contextual-spacing="false" fo:text-indent="-0.2681in" style:auto-text-indent="false"/>
    </style:style>
    <style:style style:name="P132" style:family="paragraph" style:parent-style-name="Standard" style:list-style-name="WWNum6">
      <style:paragraph-properties fo:margin-left="0.3681in" fo:margin-right="1.1898in" fo:text-indent="-0.2681in" style:auto-text-indent="false"/>
    </style:style>
    <style:style style:name="P133" style:family="paragraph" style:parent-style-name="Standard" style:list-style-name="WWNum6">
      <style:paragraph-properties fo:margin-left="0.3681in" fo:margin-right="1.1898in" fo:margin-top="0in" fo:margin-bottom="0.6772in" style:contextual-spacing="false" fo:text-indent="-0.2681in" style:auto-text-indent="false"/>
    </style:style>
    <style:style style:name="P134" style:family="paragraph" style:parent-style-name="Standard" style:list-style-name="WWNum6">
      <style:paragraph-properties fo:margin-left="0.3681in" fo:margin-right="1.1898in" fo:margin-top="0in" fo:margin-bottom="1.4319in" style:contextual-spacing="false" fo:text-indent="-0.2681in" style:auto-text-indent="false"/>
    </style:style>
    <style:style style:name="P135" style:family="paragraph" style:parent-style-name="Standard" style:list-style-name="WWNum6">
      <style:paragraph-properties fo:margin-left="0.3681in" fo:margin-right="1.1898in" fo:margin-top="0in" fo:margin-bottom="0.3638in" style:contextual-spacing="false" fo:text-indent="-0.2681in" style:auto-text-indent="false"/>
    </style:style>
    <style:style style:name="P136" style:family="paragraph" style:parent-style-name="Standard" style:list-style-name="WWNum6">
      <style:paragraph-properties fo:margin-left="0.3681in" fo:margin-right="1.1898in" fo:margin-top="0in" fo:margin-bottom="0.8661in" style:contextual-spacing="false" fo:text-indent="-0.2681in" style:auto-text-indent="false"/>
    </style:style>
    <style:style style:name="P137" style:family="paragraph" style:parent-style-name="Standard" style:list-style-name="WWNum6">
      <style:paragraph-properties fo:margin-left="0.3681in" fo:margin-right="1.1898in" fo:margin-top="0in" fo:margin-bottom="0.8654in" style:contextual-spacing="false" fo:text-indent="-0.2681in" style:auto-text-indent="false"/>
    </style:style>
    <style:style style:name="P138" style:family="paragraph" style:parent-style-name="Standard" style:list-style-name="WWNum6">
      <style:paragraph-properties fo:margin-left="0.3681in" fo:margin-right="1.1898in" fo:margin-top="0in" fo:margin-bottom="0.4909in" style:contextual-spacing="false" fo:text-indent="-0.2681in" style:auto-text-indent="false"/>
    </style:style>
    <style:style style:name="P139" style:family="paragraph" style:parent-style-name="Standard" style:list-style-name="WWNum6">
      <style:paragraph-properties fo:margin-left="0.3681in" fo:margin-right="1.1898in" fo:margin-top="0in" fo:margin-bottom="0.8862in" style:contextual-spacing="false" fo:text-indent="-0.2681in" style:auto-text-indent="false"/>
    </style:style>
    <style:style style:name="P140" style:family="paragraph" style:parent-style-name="Standard" style:list-style-name="WWNum6">
      <style:paragraph-properties fo:margin-left="0.3681in" fo:margin-right="1.1898in" fo:margin-top="0in" fo:margin-bottom="0.6783in" style:contextual-spacing="false" fo:text-indent="-0.2681in" style:auto-text-indent="false"/>
    </style:style>
    <style:style style:name="P141" style:family="paragraph" style:parent-style-name="Standard" style:list-style-name="WWNum6">
      <style:paragraph-properties fo:margin-left="0.3681in" fo:margin-right="1.1898in" fo:margin-top="0in" fo:margin-bottom="0.1126in" style:contextual-spacing="false" fo:text-indent="-0.2681in" style:auto-text-indent="false"/>
    </style:style>
    <style:style style:name="P142" style:family="paragraph" style:parent-style-name="Standard" style:list-style-name="WWNum6">
      <style:paragraph-properties fo:margin-left="0.3681in" fo:margin-right="1.1898in" fo:margin-top="0in" fo:margin-bottom="1.0736in" style:contextual-spacing="false" fo:text-indent="-0.2681in" style:auto-text-indent="false"/>
    </style:style>
    <style:style style:name="P143" style:family="paragraph" style:parent-style-name="Standard" style:list-style-name="WWNum6">
      <style:paragraph-properties fo:margin-left="0.3681in" fo:margin-right="1.1898in" fo:margin-top="0in" fo:margin-bottom="1.0528in" style:contextual-spacing="false" fo:text-indent="-0.2681in" style:auto-text-indent="false"/>
    </style:style>
    <style:style style:name="P144" style:family="paragraph" style:parent-style-name="Standard" style:list-style-name="WWNum6">
      <style:paragraph-properties fo:margin-left="0.3681in" fo:margin-right="1.1898in" fo:margin-top="0in" fo:margin-bottom="1.2437in" style:contextual-spacing="false" fo:text-indent="-0.2681in" style:auto-text-indent="false"/>
    </style:style>
    <style:style style:name="P145" style:family="paragraph" style:parent-style-name="Standard" style:list-style-name="WWNum6">
      <style:paragraph-properties fo:margin-left="0.3681in" fo:margin-right="1.1898in" fo:margin-top="0in" fo:margin-bottom="0.6709in" style:contextual-spacing="false" fo:line-height="115%" fo:text-indent="-0.2681in" style:auto-text-indent="false"/>
    </style:style>
    <style:style style:name="P146" style:family="paragraph" style:parent-style-name="Standard" style:list-style-name="WWNum6">
      <style:paragraph-properties fo:margin-left="0.3681in" fo:margin-right="1.1898in" fo:margin-top="0in" fo:margin-bottom="1.0654in" style:contextual-spacing="false" fo:line-height="115%" fo:text-indent="-0.2681in" style:auto-text-indent="false"/>
    </style:style>
    <style:style style:name="P147" style:family="paragraph" style:parent-style-name="Standard" style:list-style-name="WWNum6">
      <style:paragraph-properties fo:margin-left="0.3681in" fo:margin-right="1.1898in" fo:margin-top="0in" fo:margin-bottom="1.2283in" style:contextual-spacing="false" fo:line-height="115%" fo:text-indent="-0.2681in" style:auto-text-indent="false"/>
    </style:style>
    <style:style style:name="P148" style:family="paragraph" style:parent-style-name="Standard">
      <style:paragraph-properties fo:margin-left="0.3791in" fo:margin-right="-0.0827in" fo:text-indent="-0.0008in" style:auto-text-indent="false"/>
    </style:style>
    <style:style style:name="P149" style:family="paragraph" style:parent-style-name="Standard" style:list-style-name="WWNum6">
      <style:paragraph-properties fo:margin-left="0.3681in" fo:margin-right="1.1898in" fo:line-height="678%" fo:text-indent="-0.2681in" style:auto-text-indent="false"/>
    </style:style>
    <style:style style:name="P150" style:family="paragraph" style:parent-style-name="Standard" style:list-style-name="WWNum7">
      <style:paragraph-properties fo:margin-left="0.411in" fo:margin-right="1.1898in" fo:margin-top="0in" fo:margin-bottom="1.072in" style:contextual-spacing="false" fo:text-indent="-0.3437in" style:auto-text-indent="false"/>
    </style:style>
    <style:style style:name="P151" style:family="paragraph" style:parent-style-name="Standard" style:list-style-name="WWNum7">
      <style:paragraph-properties fo:margin-left="0.411in" fo:margin-right="1.1898in" fo:text-indent="-0.3437in" style:auto-text-indent="false"/>
    </style:style>
    <style:style style:name="P152" style:family="paragraph">
      <loext:graphic-properties draw:fill="none"/>
      <style:paragraph-properties fo:text-align="start"/>
      <style:text-properties fo:font-size="11pt"/>
    </style:style>
    <style:style style:name="T1" style:family="text">
      <style:text-properties fo:font-style="italic" style:font-style-asian="italic"/>
    </style:style>
    <style:style style:name="T2" style:family="text">
      <style:text-properties style:text-underline-style="solid" style:text-underline-width="auto" style:text-underline-color="#000000"/>
    </style:style>
    <style:style style:name="T3" style:family="text">
      <style:text-properties style:font-name="Cambria" style:font-name-asian="Cambria1" style:font-name-complex="Cambria1"/>
    </style:style>
    <style:style style:name="T4" style:family="text">
      <style:text-properties style:font-name="Cambria" fo:font-style="italic" style:font-name-asian="Cambria1" style:font-style-asian="italic" style:font-name-complex="Cambria1"/>
    </style:style>
    <style:style style:name="T5" style:family="text">
      <style:text-properties style:text-position="sub 58%" style:font-name="Cambria" style:font-name-asian="Cambria1" style:font-name-complex="Cambria1"/>
    </style:style>
    <style:style style:name="T6" style:family="text">
      <style:text-properties style:text-line-through-style="solid" style:text-line-through-type="single"/>
    </style:style>
    <style:style style:name="T7" style:family="text">
      <style:text-properties style:text-line-through-style="solid" style:text-line-through-type="double"/>
    </style:style>
    <style:style style:name="T8" style:family="text">
      <style:text-properties officeooo:rsid="000622f0"/>
    </style:style>
    <style:style style:name="T9" style:family="text">
      <style:text-properties fo:font-weight="bold" style:font-weight-asian="bold" style:font-weight-complex="bold"/>
    </style:style>
    <style:style style:name="T10" style:family="text">
      <style:text-properties fo:font-weight="bold" officeooo:rsid="000622f0"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0622f0" style:font-weight-asian="bold" style:font-weight-complex="bold"/>
    </style:style>
    <style:style style:name="T13" style:family="text">
      <style:text-properties fo:color="#c9211e" loext:opacity="100%"/>
    </style:style>
    <style:style style:name="T14" style:family="text">
      <style:text-properties fo:color="#c9211e" loext:opacity="100%" style:text-underline-style="solid" style:text-underline-width="auto" style:text-underline-color="font-color" fo:font-weight="bold" style:font-weight-asian="bold" style:font-weight-complex="bold"/>
    </style:style>
    <style:style style:name="T15" style:family="text">
      <style:text-properties fo:color="#c9211e" loext:opacity="100%" style:text-underline-style="solid" style:text-underline-width="auto" style:text-underline-color="font-color" fo:font-weight="bold" officeooo:rsid="000622f0" style:font-weight-asian="bold" style:font-weight-complex="bold"/>
    </style:style>
    <style:style style:name="gr1"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55in" svg:stroke-color="#000000" draw:stroke-linejoin="miter" svg:stroke-linecap="butt" draw:fill="none" loext:fill-use-slide-background="false" draw:textarea-vertical-align="top" draw:auto-grow-height="false" fo:min-height="0.0055in" fo:min-width="2.5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ll 2022</text:p>
      <text:p text:style-name="P2">CS-351: Introduction<text:tab/>Name: <draw:g text:anchor-type="as-char" draw:z-index="0" draw:name="Shape1" draw:style-name="gr1"><draw:custom-shape draw:name="Shape 8" draw:style-name="gr2" draw:text-style-name="P152" svg:width="2.5004in" svg:height="0.0059in" svg:x="0in" svg:y="0in"><text:p/><draw:enhanced-geometry draw:mirror-horizontal="false" draw:mirror-vertical="false" drawooo:sub-view-size="2286001 0" draw:text-areas="0 0 0 0" svg:viewBox="0 0 2286001 0" draw:type="ooxml-non-primitive" draw:enhanced-path="M 0 0 L 2286001 0 N"/></draw:custom-shape></draw:g></text:p>
      <text:p text:style-name="P5">Relevant Please note: Handouts <text:span text:style-name="T1">will not </text:span>be collected or graded. However, <text:span text:style-name="T1">you are expected to complete them. </text:span>The material on the handouts is a fair game for exams, quizzes, and assignments. It is in your best interest to use handouts during lectures. The instructor will be happy to assist you.</text:p>
      <text:list text:style-name="WWNum1">
        <text:list-item>
          <text:p text:style-name="P3">Review/Critical Questions from the previous unit (Introduction):</text:p>
          <text:list>
            <text:list-item>
              <text:p text:style-name="P6">What is a system call?</text:p>
            </text:list-item>
            <text:list-item>
              <text:p text:style-name="P7">Describe how processes request operating system services (e.g., reading/writing to/fromdisk)?</text:p>
            </text:list-item>
            <text:list-item>
              <text:p text:style-name="P8">What is the dual-mode of operation? Why is it needed?</text:p>
            </text:list-item>
            <text:list-item>
              <text:p text:style-name="P9">Interview Question: What are the Linux system calls for I/O?</text:p>
            </text:list-item>
            <text:list-item>
              <text:p text:style-name="P8">Explain how libraries are used to simplify the invocation of system calls.</text:p>
            </text:list-item>
            <text:list-item>
              <text:p text:style-name="P10">Interview Question: What is the difference between a system call and a library function?</text:p>
            </text:list-item>
            <text:list-item>
              <text:p text:style-name="P11">What are the benefits of abstracting devices as files? Give an example.</text:p>
            </text:list-item>
            <text:list-item>
              <text:p text:style-name="P12">Does a file <text:span text:style-name="T2">always </text:span>represents a set of related data on the disk? Explain why or why not (i.e., what else can a file represent)?</text:p>
            </text:list-item>
            <text:list-item>
              <text:p text:style-name="P13"><text:soft-page-break/>Describe the purpose of the device driver?</text:p>
            </text:list-item>
          </text:list>
        </text:list-item>
        <text:list-item>
          <text:p text:style-name="P14">Describe how the memory of a process is organized.</text:p>
        </text:list-item>
        <text:list-item>
          <text:p text:style-name="P15">When the following is program executed, what variables will be stored in the data section,stack, heap, and text segments of the process?</text:p>
        </text:list-item>
      </text:list>
      <text:p text:style-name="P16">int<text:span text:style-name="T3">∗ </text:span>values = new int [100];</text:p>
      <text:p text:style-name="P18"><text:tab/>int<text:tab/>foobar ( int a ,<text:tab/>int b)</text:p>
      <text:p text:style-name="P23">{</text:p>
      <text:p text:style-name="P32">int<text:span text:style-name="T3">∗ </text:span>ptr = new int ; <text:span text:style-name="T3">∗</text:span>ptr = a ; int c = <text:span text:style-name="T3">∗</text:span>ptr <text:span text:style-name="T3">∗ </text:span>b;</text:p>
      <text:p text:style-name="P33">return c ;</text:p>
      <text:p text:style-name="P24">}</text:p>
      <text:p text:style-name="P17">int main()</text:p>
      <text:p text:style-name="P23">{</text:p>
      <text:p text:style-name="P34">int length = 100; char <text:span text:style-name="T3">∗ </text:span>array = new char [ length ] ; int ret = foobar ( length , 100);</text:p>
      <text:p text:style-name="P19"><text:tab/>for ( int<text:tab/>i = 0;<text:tab/>i &lt; 100; ++i )</text:p>
      <text:p text:style-name="P35">{</text:p>
      <text:p text:style-name="P37">values [ i ] = ret ;</text:p>
      <text:p text:style-name="P36">}</text:p>
      <text:p text:style-name="P20"><text:tab/>return<text:tab/>0;</text:p>
      <text:p text:style-name="P25">}</text:p>
      <text:list xml:id="list4066252704" text:style-name="WWNum2">
        <text:list-item>
          <text:p text:style-name="P38">In the code below, indicate the elements that are stored on the stack, heap, data section,and the text section.</text:p>
        </text:list-item>
      </text:list>
      <text:p text:style-name="P21"><text:tab/>float<text:tab/>pi = 3.14;</text:p>
      <text:p text:style-name="P22"><text:tab/>float<text:tab/>computeCircleArea ( float<text:tab/>radius )</text:p>
      <text:p text:style-name="P23"><text:soft-page-break/>{</text:p>
      <text:p text:style-name="P88">char bytes [ ] = ‘ ‘Computing the area of a circle ! ’ ’; printf ("\%s\n" , bytes );</text:p>
      <text:p text:style-name="P33">return ( pi <text:span text:style-name="T3">∗ </text:span>radius <text:span text:style-name="T3">∗ </text:span>radius );</text:p>
      <text:p text:style-name="P26">}</text:p>
      <text:p text:style-name="P17">int main()</text:p>
      <text:p text:style-name="P27">{</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9">float <text:span text:style-name="T3">∗</text:span></text:p>
          </table:table-cell>
          <table:table-cell table:style-name="Table1.A1" office:value-type="string">
            <text:p text:style-name="P90">radii = new float [100];</text:p>
          </table:table-cell>
          <table:table-cell table:style-name="Table1.A1" office:value-type="string">
            <text:p text:style-name="P91"/>
          </table:table-cell>
        </table:table-row>
        <table:table-row table:style-name="Table1.2">
          <table:table-cell table:style-name="Table1.A1" office:value-type="string">
            <text:p text:style-name="P96">for ( int</text:p>
          </table:table-cell>
          <table:table-cell table:style-name="Table1.B2" office:value-type="string">
            <text:p text:style-name="P97">i = 0; i &lt; 100; ++i ) radii [ i ] = ( float ) i ;</text:p>
          </table:table-cell>
          <table:table-cell table:style-name="Table1.A1" office:value-type="string">
            <text:p text:style-name="P91"/>
          </table:table-cell>
        </table:table-row>
        <table:table-row table:style-name="Table1.3">
          <table:table-cell table:style-name="Table1.A3" office:value-type="string">
            <text:p text:style-name="P96">for ( int</text:p>
          </table:table-cell>
          <table:table-cell table:style-name="Table1.A3" office:value-type="string">
            <text:p text:style-name="P93">j = 0;<text:tab/>j &lt; 100; ++j )</text:p>
          </table:table-cell>
          <table:table-cell table:style-name="Table1.A1" office:value-type="string">
            <text:p text:style-name="P91"/>
          </table:table-cell>
        </table:table-row>
        <table:table-row table:style-name="Table1.3">
          <table:table-cell table:style-name="Table1.A1" office:value-type="string">
            <text:p text:style-name="P91"/>
          </table:table-cell>
          <table:table-cell table:style-name="Table1.A1" office:value-type="string">
            <text:p text:style-name="P94">printf ( ‘ ‘The area<text:tab/>is \%f \n’ ’ ,</text:p>
          </table:table-cell>
          <table:table-cell table:style-name="Table1.A1" office:value-type="string">
            <text:p text:style-name="P98">computeCircleArea ( radii [ j ] ) ) ;</text:p>
          </table:table-cell>
        </table:table-row>
        <table:table-row table:style-name="Table1.3">
          <table:table-cell table:style-name="Table1.A3" office:value-type="string">
            <text:p text:style-name="P95">delete</text:p>
          </table:table-cell>
          <table:table-cell table:style-name="Table1.A3" office:value-type="string">
            <text:p text:style-name="P90">radii ;</text:p>
          </table:table-cell>
          <table:table-cell table:style-name="Table1.A1" office:value-type="string">
            <text:p text:style-name="P91"/>
          </table:table-cell>
        </table:table-row>
        <table:table-row table:style-name="Table1.6">
          <table:table-cell table:style-name="Table1.A1" office:value-type="string">
            <text:p text:style-name="P92">return</text:p>
          </table:table-cell>
          <table:table-cell table:style-name="Table1.A1" office:value-type="string">
            <text:p text:style-name="P92">0;</text:p>
          </table:table-cell>
          <table:table-cell table:style-name="Table1.A1" office:value-type="string">
            <text:p text:style-name="P91"/>
          </table:table-cell>
        </table:table-row>
      </table:table>
      <text:p text:style-name="P25">}</text:p>
      <text:list xml:id="list201241167771386" text:continue-numbering="true" text:style-name="WWNum2">
        <text:list-item>
          <text:p text:style-name="P99">Write a code snippet which illustrates how to allocate an array of 1000 characters on the: a. Stack</text:p>
        </text:list-item>
      </text:list>
      <text:list text:style-name="WWNum3">
        <text:list-item>
          <text:list>
            <text:list-item>
              <text:p text:style-name="P100">Heap</text:p>
            </text:list-item>
            <text:list-item>
              <text:p text:style-name="P101">Data section</text:p>
            </text:list-item>
          </text:list>
        </text:list-item>
      </text:list>
      <text:list xml:id="list201241603465255" text:continue-list="list201241167771386" text:style-name="WWNum2">
        <text:list-item>
          <text:p text:style-name="P39">Interview Question: What is the difference between a stack and a heap?</text:p>
        </text:list-item>
        <text:list-item>
          <text:p text:style-name="P39">Interview Question: Can an object be stored on the stack instead of the heap?</text:p>
        </text:list-item>
        <text:list-item>
          <text:p text:style-name="P40">Interview question: What are the different states of a process?</text:p>
        </text:list-item>
        <text:list-item>
          <text:p text:style-name="P41"><text:soft-page-break/>Interview question: Which of the following process state transitions is not possible?</text:p>
          <text:list>
            <text:list-item>
              <text:p text:style-name="P82">blocked to running</text:p>
            </text:list-item>
            <text:list-item>
              <text:p text:style-name="P82">ready to running</text:p>
            </text:list-item>
            <text:list-item>
              <text:p text:style-name="P82">blocked to ready</text:p>
            </text:list-item>
            <text:list-item>
              <text:p text:style-name="P83">running to blocked</text:p>
            </text:list-item>
          </text:list>
        </text:list-item>
        <text:list-item>
          <text:p text:style-name="P42">Interview question: Suppose that a process is in <text:span text:style-name="T2">blocked </text:span>state waiting for some I/O service. When the service is completed, it goes to the:</text:p>
          <text:list>
            <text:list-item>
              <text:p text:style-name="P82">Running state</text:p>
            </text:list-item>
            <text:list-item>
              <text:p text:style-name="P82">Ready state</text:p>
            </text:list-item>
            <text:list-item>
              <text:p text:style-name="P82">Suspended state</text:p>
            </text:list-item>
            <text:list-item>
              <text:p text:style-name="P84">Terminated state</text:p>
            </text:list-item>
          </text:list>
        </text:list-item>
        <text:list-item>
          <text:p text:style-name="P43">What is the function of the process control block (PCB)?</text:p>
        </text:list-item>
        <text:list-item>
          <text:p text:style-name="P44">Interview question: Explain how the PCBs are used to switch the CPU between processes.</text:p>
        </text:list-item>
        <text:list-item>
          <text:p text:style-name="P45">Interview question: What is multiprogramming? What is its objective?</text:p>
        </text:list-item>
        <text:list-item>
          <text:p text:style-name="P46">Interview question: In a multiprogramming environment:</text:p>
          <text:list>
            <text:list-item>
              <text:p text:style-name="P82">the processor executes more than one process at a time</text:p>
            </text:list-item>
            <text:list-item>
              <text:p text:style-name="P82">the programs are developed by more than one person</text:p>
            </text:list-item>
            <text:list-item>
              <text:p text:style-name="P82">more than one process resides in the memory</text:p>
            </text:list-item>
            <text:list-item>
              <text:p text:style-name="P85">single user can execute many programs at the same time</text:p>
            </text:list-item>
          </text:list>
        </text:list-item>
        <text:list-item>
          <text:p text:style-name="P47">Interview question: What is the difference between multiprogramming and multiprocessing?</text:p>
        </text:list-item>
        <text:list-item>
          <text:p text:style-name="P48">Describe how process scheduling makes use of the various system queues?</text:p>
        </text:list-item>
        <text:list-item>
          <text:p text:style-name="P49"><text:soft-page-break/>Interview Question: What is a CPU time slice?</text:p>
        </text:list-item>
        <text:list-item>
          <text:p text:style-name="P46">Interview question: When the process issues an I/O request:</text:p>
          <text:list>
            <text:list-item>
              <text:p text:style-name="P82">It is placed in an I/O queue</text:p>
            </text:list-item>
            <text:list-item>
              <text:p text:style-name="P82">It is placed in a waiting queue</text:p>
            </text:list-item>
            <text:list-item>
              <text:p text:style-name="P82">It is placed in the ready queue</text:p>
            </text:list-item>
            <text:list-item>
              <text:p text:style-name="P85">It is placed in the Job queue</text:p>
            </text:list-item>
          </text:list>
        </text:list-item>
        <text:list-item>
          <text:p text:style-name="P46">Interview question: When a process terminates: (Choose Two)</text:p>
          <text:list>
            <text:list-item>
              <text:p text:style-name="P82">It is removed from all queues</text:p>
            </text:list-item>
            <text:list-item>
              <text:p text:style-name="P82">It is removed from all, but the job queue</text:p>
            </text:list-item>
            <text:list-item>
              <text:p text:style-name="P82">Its process control block is de-allocated</text:p>
            </text:list-item>
            <text:list-item>
              <text:p text:style-name="P85">Its process control block is never de-allocated</text:p>
            </text:list-item>
          </text:list>
        </text:list-item>
        <text:list-item>
          <text:p text:style-name="P46">Interview question: What is a long-term scheduler?</text:p>
          <text:list>
            <text:list-item>
              <text:p text:style-name="P82">It selects which process has to be brought into the ready queue</text:p>
            </text:list-item>
            <text:list-item>
              <text:p text:style-name="P82">It selects which process has to be executed next and allocates CPU</text:p>
            </text:list-item>
            <text:list-item>
              <text:p text:style-name="P82">It selects which process to remove from memory by swapping</text:p>
            </text:list-item>
            <text:list-item>
              <text:p text:style-name="P86">None of these</text:p>
            </text:list-item>
          </text:list>
        </text:list-item>
        <text:list-item>
          <text:p text:style-name="P50">Interview question: Which of the following does not interrupt a running process?</text:p>
          <text:list>
            <text:list-item>
              <text:p text:style-name="P82">A device</text:p>
            </text:list-item>
            <text:list-item>
              <text:p text:style-name="P82">Timer</text:p>
            </text:list-item>
            <text:list-item>
              <text:p text:style-name="P82">Scheduler process</text:p>
            </text:list-item>
            <text:list-item>
              <text:p text:style-name="P86">Power failure</text:p>
            </text:list-item>
          </text:list>
        </text:list-item>
        <text:list-item>
          <text:p text:style-name="P51">Interview question: What is a context-switch?</text:p>
        </text:list-item>
        <text:list-item>
          <text:p text:style-name="P52">Interview question (Microsoft): How is a context switch handled by the operating system?</text:p>
        </text:list-item>
        <text:list-item>
          <text:p text:style-name="P53"><text:soft-page-break/>Context switches are pure _____________.</text:p>
        </text:list-item>
        <text:list-item>
          <text:p text:style-name="P54">Interview Question: Describe the functions of the long-, short-, and medium-term schedulers.</text:p>
        </text:list-item>
        <text:list-item>
          <text:p text:style-name="P50">Interview question: What is a medium-term scheduler?</text:p>
          <text:list>
            <text:list-item>
              <text:p text:style-name="P82">It selects which process has to be brought into the ready queue</text:p>
            </text:list-item>
            <text:list-item>
              <text:p text:style-name="P82">It selects which process has to be executed next and allocates CPU</text:p>
            </text:list-item>
            <text:list-item>
              <text:p text:style-name="P82">It selects which process to remove from memory by swapping</text:p>
            </text:list-item>
            <text:list-item>
              <text:p text:style-name="P86">None of these</text:p>
            </text:list-item>
          </text:list>
        </text:list-item>
        <text:list-item>
          <text:p text:style-name="P50">Interview question: What is a short-term scheduler?</text:p>
          <text:list>
            <text:list-item>
              <text:p text:style-name="P82">It selects which process has to be brought into the ready queue</text:p>
            </text:list-item>
            <text:list-item>
              <text:p text:style-name="P82">It selects which process has to be executed next and allocates CPU</text:p>
            </text:list-item>
            <text:list-item>
              <text:p text:style-name="P82">It selects which process to remove from memory by swapping</text:p>
            </text:list-item>
            <text:list-item>
              <text:p text:style-name="P87">None of these</text:p>
            </text:list-item>
          </text:list>
        </text:list-item>
        <text:list-item>
          <text:p text:style-name="P55">Windows and Linux do not use _________-term scheduler.</text:p>
        </text:list-item>
        <text:list-item>
          <text:p text:style-name="P56">What sort of system would benefit from the long-term scheduler?</text:p>
        </text:list-item>
        <text:list-item>
          <text:p text:style-name="P102">Interview question: If all processes I/O bound, the ready queue will almost always be ______, and the short-term scheduler will have a ______ to do. a. full, little</text:p>
        </text:list-item>
      </text:list>
      <text:list text:style-name="WWNum4">
        <text:list-item>
          <text:list>
            <text:list-item>
              <text:p text:style-name="P103">full, lot</text:p>
            </text:list-item>
            <text:list-item>
              <text:p text:style-name="P103">empty, little</text:p>
            </text:list-item>
            <text:list-item>
              <text:p text:style-name="P104">empty, lot</text:p>
            </text:list-item>
          </text:list>
        </text:list-item>
      </text:list>
      <text:list xml:id="list201240510640826" text:continue-list="list201241603465255" text:style-name="WWNum2">
        <text:list-item>
          <text:p text:style-name="P57">Short-term scheduler decides what processes in ______________ should be assigned to the _____.</text:p>
        </text:list-item>
        <text:list-item>
          <text:p text:style-name="P57"><text:soft-page-break/>Medium-term scheduler decides what processes should be ______________________________or __________________________________.</text:p>
        </text:list-item>
        <text:list-item>
          <text:p text:style-name="P58">Long-term scheduler decides what processes to admit into ____________.</text:p>
        </text:list-item>
        <text:list-item>
          <text:p text:style-name="P59">Long-term scheduler strives to achieve a good _______ of _________________and _________________ processes.</text:p>
        </text:list-item>
        <text:list-item>
          <text:p text:style-name="P45">What is a process tree?</text:p>
        </text:list-item>
        <text:list-item>
          <text:p text:style-name="P60">What is the fork() system call used for?</text:p>
        </text:list-item>
        <text:list-item>
          <text:p text:style-name="P61">What is the execve() system call used for?</text:p>
        </text:list-item>
        <text:list-item>
          <text:p text:style-name="P59">What is the wait() system call used for?</text:p>
        </text:list-item>
        <text:list-item>
          <text:p text:style-name="P48">When a parent process forks a child process, the child process is a _________ of theparent process. Both processes then continue their execution at _________________.</text:p>
        </text:list-item>
        <text:list-item>
          <text:p text:style-name="P62">In the parent process, the fork() system call returns _________________________ or ______ in case of an error. Meanwhile, in the child process, fork() returns ______.</text:p>
        </text:list-item>
        <text:list-item>
          <text:p text:style-name="P63">Interview Question: predict the output of the following code:</text:p>
        </text:list-item>
      </text:list>
      <text:p text:style-name="P28">main()</text:p>
      <text:p text:style-name="P105"><text:soft-page-break/>{ fork ();</text:p>
      <text:p text:style-name="P106">printf (" Hello World !"); }</text:p>
      <text:list xml:id="list201240255241748" text:continue-numbering="true" text:style-name="WWNum2">
        <text:list-item>
          <text:p text:style-name="P63">Interview Question: Predict the output of the following code?</text:p>
        </text:list-item>
      </text:list>
      <text:p text:style-name="P17">int main(){</text:p>
      <text:p text:style-name="P107">fork ();</text:p>
      <text:p text:style-name="P108">fork (); fork (); fprintf ( stderr , "Hello\n");</text:p>
      <text:p text:style-name="P29">}</text:p>
      <text:list xml:id="list201242067494313" text:continue-numbering="true" text:style-name="WWNum2">
        <text:list-item>
          <text:p text:style-name="P64">Interview Question: Predict the output of the following code.</text:p>
        </text:list-item>
      </text:list>
      <text:p text:style-name="P109">#include &lt;stdio .h&gt;</text:p>
      <text:p text:style-name="P110">#include &lt;unistd .h&gt; int main()</text:p>
      <text:p text:style-name="P111">{ fork (); fork () &amp;&amp; fork () | | fork (); fork ();</text:p>
      <text:p text:style-name="P112">printf (" forked\n"); return<text:tab/>0;</text:p>
      <text:p text:style-name="P30">}</text:p>
      <text:list xml:id="list201241771947724" text:continue-numbering="true" text:style-name="WWNum2">
        <text:list-item>
          <text:p text:style-name="P65">Interview Question: What is a zombie process? What causes zombie processes? Why does the parent process invoking the wait() system call solves the problem.</text:p>
        </text:list-item>
        <text:list-item>
          <text:p text:style-name="P45"><text:soft-page-break/>What is the difference between an orphan and a zombie process?</text:p>
        </text:list-item>
        <text:list-item>
          <text:p text:style-name="P66">Will the following code produce a zombie process? Explain (please note: error checks andheader files have been omitted for brevity). int main(){</text:p>
        </text:list-item>
      </text:list>
      <text:p text:style-name="P113">/<text:span text:style-name="T3">∗ </text:span>Assume that fork () succeeded <text:span text:style-name="T3">∗</text:span>/ pid_t pid = fork ();</text:p>
      <text:p text:style-name="P114">i f ( pid == 0){ fprintf ( stderr , "I will take 100 second nap !"); sleep (100); fprintf ( stderr , "I am awake ! Bye now ."); exit (0)</text:p>
      <text:p text:style-name="P35">}</text:p>
      <text:p text:style-name="P115">else { exit (1); }</text:p>
      <text:p text:style-name="P31">}</text:p>
      <text:list xml:id="list201240629531619" text:continue-numbering="true" text:style-name="WWNum2">
        <text:list-item>
          <text:p text:style-name="P45">Review: Zombies, Orphans, and Forks; A Novella. The ___________ status of a process is a value returned from the ________ process to the _________ process. The ________ can learn the ______ status of the ______ process by invoking the _______ system call (in Linux). This system call, in addition to returning the previously mentioned ______ status also returns the _______ of the ______ process that has just terminated.</text:p>
        </text:list-item>
      </text:list>
      <text:p text:style-name="P116">If the _________ process forgets to issue the above-stated system call, then the ______ process becomes a ________. This means that the process has terminated, but its ________ was not yet deallocated; it cannot be deallocated until the _______ status stored therein has been read by the ________ via ______ system call.</text:p>
      <text:p text:style-name="P117">If the parent process terminates before the child process, then the ________ process becomes an _______ process. One might think that such children are destined to become ___________ upon termination. Fortunately, this is not the case. The ______ process, which is the first process started by the kernel when the OS boots, adapts all processes that become _______ and invokes the _____ system call in order to retrieve their ________ status.</text:p>
      <text:list xml:id="list201240342512158" text:continue-numbering="true" text:style-name="WWNum2">
        <text:list-item>
          <text:p text:style-name="P67">Interview Question: How do you execute one program from within another?</text:p>
        </text:list-item>
        <text:list-item>
          <text:p text:style-name="P45">Interview Question: What is inter-process communications (IPC)?</text:p>
        </text:list-item>
        <text:list-item>
          <text:p text:style-name="P68">What is the difference between a <text:span text:style-name="T2">cooperating </text:span>and an <text:span text:style-name="T2">independent process</text:span>?</text:p>
        </text:list-item>
        <text:list-item>
          <text:p text:style-name="P69">The two fundamental approaches to inter-process communication are ___________and _____________.</text:p>
        </text:list-item>
        <text:list-item>
          <text:p text:style-name="P70"><text:soft-page-break/>Shared memory is generally ____________ than message passing when it comesto transferring ________ of data between processes. This is because shared memory requires OS intervention only when __________ the shared memory segment. On the other hand using shared memory also has disadvantages; accesses of the two communicating processes to the shared memory segment must be _________. Message passing, on the other hand, tends to be ____________ than shared memory when transferring large amounts of data. This is because whenever a process __________ or __________ the _____________ must intervene. Message passing is also generally easier to __________ than shared memory.</text:p>
        </text:list-item>
        <text:list-item>
          <text:p text:style-name="P71">What is the producer-consumer problem? How can it be solved using shared memory?</text:p>
        </text:list-item>
        <text:list-item>
          <text:p text:style-name="P57">Assume an implementation of the classical producer-consumer problem using shared memory. Assume that the producer and the consumer processes are using a circular bounded buffer. Describe the elements of the program that are going to be stored in shared memory. Describe the pseudocode of the producer and the consumer. Under what condition will the producer have to wait? Under what conditions will the consumer have to wait?</text:p>
        </text:list-item>
        <text:list-item>
          <text:p text:style-name="P58">What is the difference between:</text:p>
        </text:list-item>
      </text:list>
      <text:list text:style-name="WWNum5">
        <text:list-item>
          <text:list>
            <text:list-item>
              <text:list>
                <text:list-item>
                  <text:p text:style-name="P121">Direct and indirect message passing?</text:p>
                </text:list-item>
                <text:list-item>
                  <text:p text:style-name="P122">Symmetric and asymmetric message passing?</text:p>
                </text:list-item>
                <text:list-item>
                  <text:p text:style-name="P123">Blocking and non-blocking send() and receive() functions?</text:p>
                </text:list-item>
              </text:list>
            </text:list-item>
          </text:list>
        </text:list-item>
      </text:list>
      <text:list xml:id="list201240395851006" text:continue-list="list201240342512158" text:style-name="WWNum2">
        <text:list-item>
          <text:p text:style-name="P72">Interview Question: Explain what is meant by the rendezvous condition.</text:p>
        </text:list-item>
        <text:list-item>
          <text:p text:style-name="P73">Interview Question: In Linux, what command is used to check for the allocated shared memory regions?</text:p>
        </text:list-item>
        <text:list-item>
          <text:p text:style-name="P74"><text:soft-page-break/>When do shared-memory based IPC schemes require OS intervention?</text:p>
        </text:list-item>
        <text:list-item>
          <text:p text:style-name="P74">When do message passing-based IPC schemes require OS intervention?</text:p>
        </text:list-item>
        <text:list-item>
          <text:p text:style-name="P74">What is the difference between direct and indirect message passing?</text:p>
        </text:list-item>
        <text:list-item>
          <text:p text:style-name="P75">What is the difference between symmetric and asymmetric message passing?</text:p>
        </text:list-item>
        <text:list-item>
          <text:p text:style-name="P76">Interview Question: Differentiate between synchronous and asynchronous communication?</text:p>
        </text:list-item>
        <text:list-item>
          <text:p text:style-name="P45">Interview Question: What is meant by "unicast" and "multicast" IPC?</text:p>
        </text:list-item>
        <text:list-item>
          <text:p text:style-name="P77">Describe the purpose and function of the following POSIX shared memory system calls:</text:p>
          <text:list>
            <text:list-item>
              <text:p text:style-name="P124">shm_open()</text:p>
            </text:list-item>
            <text:list-item>
              <text:p text:style-name="P124">ftruncate()</text:p>
            </text:list-item>
            <text:list-item>
              <text:p text:style-name="P124">mmap()</text:p>
            </text:list-item>
            <text:list-item>
              <text:p text:style-name="P125">shm_unlink()</text:p>
            </text:list-item>
          </text:list>
        </text:list-item>
        <text:list-item>
          <text:p text:style-name="P78"><text:soft-page-break/>Suppose two processes, say <text:span text:style-name="T4">P</text:span><text:span text:style-name="T5">1 </text:span>and <text:span text:style-name="T4">P</text:span><text:span text:style-name="T5">2</text:span>, would like to communicate using POSIX shared memory. Describe the steps each process takes. Be sure to point out how each process uses the above system calls.</text:p>
        </text:list-item>
        <text:list-item>
          <text:p text:style-name="P51">Explain the behavior of the shm_open() system call when the O_CREAT flag is not specified.</text:p>
        </text:list-item>
        <text:list-item>
          <text:p text:style-name="P45">Explain the behavior of the shm_open() system call when the O_CREAT flag is specified.</text:p>
        </text:list-item>
        <text:list-item>
          <text:p text:style-name="P79">Explain the behavior of the shm_open() system call when both O_CREAT and IPC_EXCL flags are specified.</text:p>
        </text:list-item>
        <text:list-item>
          <text:p text:style-name="P80">Describe how two processes in Linux use POSIX in order to communicate via shared memory. Be sure to point out all steps involved.</text:p>
        </text:list-item>
        <text:list-item>
          <text:p text:style-name="P45">Write a simple program where process A uses shared memory in order to transfer an arrayof random numbers to process B (hint: think of the shared memory demo on CANVAS).</text:p>
        </text:list-item>
        <text:list-item>
          <text:p text:style-name="P81">Review: If two processes would like to communicate using POSIX shared memory, they do it using the following steps. First, one of the processes issues a ___________ system call which ________ a segment of shared memory. In order to do this, the process must first pick a unique ________ to identify this shared memory segment and supply it as the first argument to the system call. In addition, we need to specify the __________ flag which tells the system call to create a shared memory segment if it does not already exist. The system call, in turn, will return the __________ of the memory segment. The system call will return _______ on error.</text:p>
        </text:list-item>
      </text:list>
      <text:p text:style-name="P116">Next, the process that has created the shared memory segment can set the size of the shared memory segment using the ___________ system call which takes two argments (1) ________ and (2) ________.</text:p>
      <text:p text:style-name="P128">Next, the process must issue a __________ system call which takes the __________ as an argument and returns a _________ to the beginning of the shared memory segment. After this, the process can use this __________ in order to read/write to/from the shared memory segment.</text:p>
      <text:p text:style-name="P116">Next, the second process follows the same sequence of steps as the first process with few differences: (1) it will not specify __________ argument to the _______ system call because it assumes the other process has already created the shared memory segment; and (2) it does not invoke the _______ system call as it can assume the other process has allocated the shared memory segment. If the shared memory segment does not exist, the system call will return _______ indicating an error. The two processes can then copy data in and out of shared memory into their local memory.</text:p>
      <text:p text:style-name="P118">Once the two processes finished using the memory, one of the process can delete shared memory segment using the <text:span text:style-name="T15">unlink</text:span> system call. If not deleted the shared memory segment will <text:span text:style-name="T15">presist</text:span>. This is because POSIX shared memory is an example of a <text:span text:style-name="T15">presistent</text:span><text:span text:style-name="T8"> </text:span>IPC mechanism. I.e., it must be deleted explicitly. Since the segments are abstracted as files we can use the <text:span text:style-name="T15">RAM</text:span> to delete them from the directory in which they allocated. That directory is <text:span text:style-name="T14">/</text:span><text:span text:style-name="T15">dev/shm</text:span><text:span text:style-name="T13">.</text:span></text:p>
      <text:list xml:id="list800836635" text:style-name="WWNum6">
        <text:list-item>
          <text:p text:style-name="P129">In order to create a message queue a process issues a ______ system call.</text:p>
        </text:list-item>
        <text:list-item>
          <text:p text:style-name="P145"><text:span text:style-name="T6">In Linux (assuming System V IPC) the message to be sent over the message queue is represented as a struct. Although the struct can have any kinds of elements in it, the first element must </text:span><text:span text:style-name="T7">always </text:span><text:span text:style-name="T6">be __________.</text:span></text:p>
        </text:list-item>
        <text:list-item>
          <text:p text:style-name="P130">Describe the purpose of the following system calls used in message passing IPC scheme inLinux:</text:p>
          <text:list>
            <text:list-item>
              <text:p text:style-name="P126">mq_open()</text:p>
            </text:list-item>
            <text:list-item>
              <text:p text:style-name="P126">mq_send()</text:p>
            </text:list-item>
            <text:list-item>
              <text:p text:style-name="P127"><text:soft-page-break/>mq_receive()</text:p>
            </text:list-item>
          </text:list>
        </text:list-item>
        <text:list-item>
          <text:p text:style-name="P146"><text:span text:style-name="T6">Explain the parameters of the msgsnd() system call.</text:span></text:p>
        </text:list-item>
        <text:list-item>
          <text:p text:style-name="P146"><text:span text:style-name="T6">Explain the parameters of the msgrcv() system call.</text:span></text:p>
        </text:list-item>
        <text:list-item>
          <text:p text:style-name="P147"><text:span text:style-name="T6">Describe the function of the msgctl(msqid, IPC_RMID,0) where msqid is the ID of the message queue.</text:span></text:p>
        </text:list-item>
        <text:list-item>
          <text:p text:style-name="P131">Message queues are used for exchanging _______ (choose structured/unstructured) data.</text:p>
        </text:list-item>
        <text:list-item>
          <text:p text:style-name="P132">Review: Shared memory does not require ______________ on every IPC. The same is not true of message queues, where ____________ is required every time the message is sent/received.</text:p>
        </text:list-item>
        <text:list-item>
          <text:p text:style-name="P133">In order to send a message, a process issues a ________ system call.</text:p>
        </text:list-item>
        <text:list-item>
          <text:p text:style-name="P133">In order to deallocate a message queue the process must issue a ________.</text:p>
        </text:list-item>
        <text:list-item>
          <text:p text:style-name="P134"><text:soft-page-break/>Explain the format of the message struct used for configuring the parameters of the POSIXmessage queue.</text:p>
        </text:list-item>
        <text:list-item>
          <text:p text:style-name="P135">POSIX message queues are an example of ________ message passing.</text:p>
        </text:list-item>
      </text:list>
      <text:p text:style-name="P119">_______ command. We can deallocate POSIX message queues using _________ system call.</text:p>
      <text:list xml:id="list201241329756242" text:continue-numbering="true" text:style-name="WWNum6">
        <text:list-item>
          <text:p text:style-name="P132">Review: The POSIX message passing is done using the following steps. First, one of the processes wishing to communicate using message passing allocates a message queue. It begins by invoking a ________ system call and specifying a message queue _________. In addition, the ________ is supplied as argument to the _________ system call along with __________ flag which tells the system to create a message queue with the specified ________ if such message queue does not already exist. The system call returns a ________ or _________ on error.</text:p>
        </text:list-item>
      </text:list>
      <text:p text:style-name="P116">Next, the other communicating process follows the same steps as the latter process. As long the process specifies the same arguments to the ________ system call, but omits the ________ since it assumes that the other process has already created it. The system call will allow the process to obtain the ________ of the message queue. Next, both processes can use _______ and ______ system calls in order to exchange messages.</text:p>
      <text:p text:style-name="P120">Similar to POSIX shared memory segments, POSIX message queues are _______. That is, they must be deallocated explicitly (i.e., a message queue will not be deallocated automatically when the processes using it have terminated). A process can deallocate a message queue using _________ system call. Since the message queues are abstracted as files we can use the _______ shell command to delete POSIX message queues from the directory in which they allocated. That directory is ________.</text:p>
      <text:list xml:id="list201240366629544" text:continue-numbering="true" text:style-name="WWNum6">
        <text:list-item>
          <text:p text:style-name="P146"><text:span text:style-name="T6">Review: Describe how the ftok() function can be used by the two processes to generate the same key?</text:span></text:p>
        </text:list-item>
        <text:list-item>
          <text:p text:style-name="P136">Interview Question: Which of the IPC mechanisms involves explicit exchange of data: shared memory or message queues?</text:p>
        </text:list-item>
        <text:list-item>
          <text:p text:style-name="P137"><text:soft-page-break/>What is pipe IPC?</text:p>
        </text:list-item>
        <text:list-item>
          <text:p text:style-name="P138">Message queues allow for exchange of structured data while pipes allow two processes toexchange ________________________.</text:p>
        </text:list-item>
        <text:list-item>
          <text:p text:style-name="P139">In Linux, what POSIX system call is used for creating ordinary pipes?</text:p>
        </text:list-item>
        <text:list-item>
          <text:p text:style-name="P140">Assume the process issues system call pipe(fd) where fd is an array of two integers. Describe the contents of the array after the system call (assuming the system call succeeded). Describe how each element is used by the two communicating processes in order exchange data.</text:p>
        </text:list-item>
        <text:list-item>
          <text:p text:style-name="P141">Why must processes close the unused ends of the pipe?</text:p>
        </text:list-item>
        <text:list-item>
          <text:p text:style-name="P132">Linux ordinary pipes can only be used for communications between _________ and________ processes. Also, they support only __________ communication. In order to create a pipe, the _______ process issues a _______ system call. The system call takes an array of ______________ as an argument. The first element of the array is populated with a value representing the _________ of the pipe and the second element with the value representing the ___________ of the pipe.</text:p>
        </text:list-item>
      </text:list>
      <text:p text:style-name="P148">Next, the parent process issues a fork() system call. Assuming the parent process will be writing and the child process will be reading, the parent needs to __________________________ and the child needs to _____________________________ of the pipe. After that, the parent can write data to the child through a pipe using ___________ which takes a ______________________ as an argument and the child can use</text:p>
      <text:p text:style-name="P116">the ___________ system call which takes ________________________ as an argument.</text:p>
      <text:p text:style-name="P118">If the process issues a __________ system call on a pipe that has no data in it, then the process will _________ (at least by default) until ____________________. If the process invokes a ___________ system call on a pipe whose opposite end has been closed by all processes, then __________________________</text:p>
      <text:list xml:id="list201241816075905" text:continue-numbering="true" text:style-name="WWNum6">
        <text:list-item>
          <text:p text:style-name="P142">In Linux, what system call is used to create an ordinary POSIX pipe?</text:p>
        </text:list-item>
        <text:list-item>
          <text:p text:style-name="P143"><text:soft-page-break/>Consider array int fd[2]. What will the array contain after invoking the system call pipe(fd)?</text:p>
        </text:list-item>
        <text:list-item>
          <text:p text:style-name="P138">Ordinary POSIX pipes support communications only between ____________ and___________.</text:p>
        </text:list-item>
        <text:list-item>
          <text:p text:style-name="P144">POSIX shared memory and message queues are examples of persistent IPC objects i.e.,they stick around even if the processes that use them have terminated. Is the same true of POSIX pipes? Explain.</text:p>
        </text:list-item>
        <text:list-item>
          <text:p text:style-name="P149">Why is it important for a process to close the ends of the pipe it does not use?98. What is the process of reading/writing data to/from an ordinary POSIX pipe?</text:p>
        </text:list-item>
      </text:list>
      <text:list text:style-name="WWNum7">
        <text:list-item>
          <text:p text:style-name="P150">What is the difference between an ordinary pipe and a FIFO?</text:p>
        </text:list-item>
        <text:list-item>
          <text:p text:style-name="P151">Interview Question: What are the different models of IPC?</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08in" fo:margin-right="1.2in" fo:margin-top="0in" fo:margin-bottom="0.0417in" style:contextual-spacing="false" fo:line-height="108%" fo:text-align="justify" style:justify-single-word="false" fo:orphans="2" fo:widows="2" fo:text-indent="-0.0008in" style:auto-text-indent="false" style:writing-mode="lr-tb"/>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3783in"/>
        </style:list-level-properties>
      </text:list-level-style-number>
      <text:list-level-style-number text:level="2" text:style-name="ListLabel_20_2" loext:num-list-format="(%2%)" style:num-prefix="(" style:num-suffix=")" style:num-format="a" style:num-letter-sync="true">
        <style:list-level-properties text:list-level-position-and-space-mode="label-alignment">
          <style:list-level-label-alignment text:label-followed-by="listtab" fo:margin-left="0.7209in"/>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1.1575in"/>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1.6575in"/>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2.1575in"/>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2.6575in"/>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3.1575in"/>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3.6575in"/>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4.1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4">
        <style:list-level-properties text:list-level-position-and-space-mode="label-alignment">
          <style:list-level-label-alignment text:label-followed-by="listtab" fo:margin-left="0.368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margin-left="0.6555in"/>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1.0161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1.5161in"/>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2.0161in"/>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2.5161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3.0161in"/>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3.5161in"/>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4.016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margin-left="0.25in"/>
        </style:list-level-properties>
      </text:list-level-style-number>
      <text:list-level-style-number text:level="2" text:style-name="ListLabel_20_20" loext:num-list-format="%2%." style:num-suffix="." style:num-format="a" style:num-letter-sync="true" text:start-value="2">
        <style:list-level-properties text:list-level-position-and-space-mode="label-alignment">
          <style:list-level-label-alignment text:label-followed-by="listtab" fo:margin-left="0.5799in"/>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0.9429in"/>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1.4429in"/>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1.9429in"/>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2.4429in"/>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2.9429in"/>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3.4429in"/>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3.94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margin-left="0.25in"/>
        </style:list-level-properties>
      </text:list-level-style-number>
      <text:list-level-style-number text:level="2" text:style-name="ListLabel_20_29" loext:num-list-format="%2%." style:num-suffix="." style:num-format="a" style:num-letter-sync="true" text:start-value="2">
        <style:list-level-properties text:list-level-position-and-space-mode="label-alignment">
          <style:list-level-label-alignment text:label-followed-by="listtab" fo:margin-left="0.5717in"/>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margin-left="1.0154in"/>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margin-left="1.5154in"/>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margin-left="2.0154in"/>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margin-left="2.5154in"/>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margin-left="3.0154in"/>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margin-left="3.5154in"/>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margin-left="4.01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margin-left="0.25in"/>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0.4165in"/>
        </style:list-level-properties>
      </text:list-level-style-number>
      <text:list-level-style-number text:level="3" text:style-name="ListLabel_20_39" loext:num-list-format="(%3%)" style:num-prefix="(" style:num-suffix=")" style:num-format="a" style:num-letter-sync="true">
        <style:list-level-properties text:list-level-position-and-space-mode="label-alignment">
          <style:list-level-label-alignment text:label-followed-by="listtab" fo:margin-left="0.7209in"/>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1.0835in"/>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1.5835in"/>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2.0835in"/>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2.5835in"/>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3.0835in"/>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3.5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72">
        <style:list-level-properties text:list-level-position-and-space-mode="label-alignment">
          <style:list-level-label-alignment text:label-followed-by="listtab" fo:margin-left="0.3681in"/>
        </style:list-level-properties>
      </text:list-level-style-number>
      <text:list-level-style-number text:level="2" text:style-name="ListLabel_20_47" loext:num-list-format="(%2%)" style:num-prefix="(" style:num-suffix=")" style:num-format="a" style:num-letter-sync="true">
        <style:list-level-properties text:list-level-position-and-space-mode="label-alignment">
          <style:list-level-label-alignment text:label-followed-by="listtab" fo:margin-left="0.7189in"/>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1.0835in"/>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1.5835in"/>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2.0835in"/>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2.5835in"/>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3.0835in"/>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3.5835in"/>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4.0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99">
        <style:list-level-properties text:list-level-position-and-space-mode="label-alignment">
          <style:list-level-label-alignment text:label-followed-by="listtab" fo:margin-left="0.411in"/>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0.7874in"/>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1.2874in"/>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1.7874in"/>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2.2874in"/>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2.7874in"/>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3.2874in"/>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3.7874in"/>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4.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1.2in" fo:margin-top="0in" fo:margin-bottom="0in" style:contextual-spacing="false" fo:line-height="108%" fo:text-align="center" style:justify-single-word="false" fo:text-indent="0in" style:auto-text-indent="false"/>
    </style:style>
    <style:page-layout style:name="Mpm1">
      <style:page-layout-properties fo:page-width="8.5in" fo:page-height="11in" style:num-format="1" style:print-orientation="portrait" fo:margin-top="1.0598in" fo:margin-bottom="0.5437in" fo:margin-left="1in" fo:margin-right="0in" style:writing-mode="lr-tb" style:layout-grid-color="#c0c0c0" style:layout-grid-lines="2281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146in" fo:margin-left="0in" fo:margin-right="0in" fo:margin-top="0.375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fman, Mikhail</meta:initial-creator>
    <meta:editing-cycles>3</meta:editing-cycles>
    <meta:creation-date>2022-10-28T07:32:00</meta:creation-date>
    <dc:date>2022-10-31T19:54:30.639825258</dc:date>
    <meta:editing-duration>PT5M11S</meta:editing-duration>
    <meta:generator>LibreOffice/7.4.2.3$Linux_X86_64 LibreOffice_project/22949782292d40bc0751a2b0b2cf40927460a4f8</meta:generator>
    <meta:document-statistic meta:table-count="1" meta:image-count="0" meta:object-count="0" meta:page-count="17" meta:paragraph-count="230" meta:word-count="3314" meta:character-count="19379" meta:non-whitespace-character-count="16448"/>
    <meta:user-defined meta:name="AppVersion">16.0000</meta:user-defined>
    <meta:template xlink:type="simple" xlink:actuate="onRequest" xlink:title="Normal" xlink:href=""/>
  </office:meta>
</office:document-meta>
</file>